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6.701cm" fo:margin-left="-0.191cm" table:align="left" style:writing-mode="lr-tb"/>
    </style:style>
    <style:style style:name="Таблица1.A" style:family="table-column">
      <style:table-column-properties style:column-width="16.701cm"/>
    </style:style>
    <style:style style:name="Таблица1.1" style:family="table-row">
      <style:table-row-properties style:min-row-height="0.781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1.579cm" style:keep-together="true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51cm" fo:margin-left="0.028cm" table:align="left" style:writing-mode="lr-tb"/>
    </style:style>
    <style:style style:name="Таблица2.A" style:family="table-column">
      <style:table-column-properties style:column-width="1.482cm"/>
    </style:style>
    <style:style style:name="Таблица2.B" style:family="table-column">
      <style:table-column-properties style:column-width="4.847cm"/>
    </style:style>
    <style:style style:name="Таблица2.C" style:family="table-column">
      <style:table-column-properties style:column-width="2.54cm"/>
    </style:style>
    <style:style style:name="Таблица2.D" style:family="table-column">
      <style:table-column-properties style:column-width="2.371cm"/>
    </style:style>
    <style:style style:name="Таблица2.E" style:family="table-column">
      <style:table-column-properties style:column-width="2.752cm"/>
    </style:style>
    <style:style style:name="Таблица2.F" style:family="table-column">
      <style:table-column-properties style:column-width="2.519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background-color="#e6e6e6" fo:padding-left="0.191cm" fo:padding-right="0.191cm" fo:padding-top="0.101cm" fo:padding-bottom="0cm" fo:border="0.5pt solid #000000" style:writing-mode="lr-tb">
        <style:background-image/>
      </style:table-cell-properties>
    </style:style>
    <style:style style:name="Таблица2.2" style:family="table-row">
      <style:table-row-properties style:min-row-height="0.318cm" style:keep-together="false" fo:keep-together="always"/>
    </style:style>
    <style:style style:name="Таблица2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2" style:family="table-cell">
      <style:table-cell-properties style:vertical-align="middle" fo:background-color="#e6e6e6" fo:padding-left="0.191cm" fo:padding-right="0.191cm" fo:padding-top="0.10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E2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4" style:family="table-row">
      <style:table-row-properties style:keep-together="true" fo:keep-together="auto"/>
    </style:style>
    <style:style style:name="Таблица2.A4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style:keep-together="true" fo:keep-together="auto"/>
    </style:style>
    <style:style style:name="Таблица2.A5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F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521cm" table:align="left" style:writing-mode="lr-tb"/>
    </style:style>
    <style:style style:name="Таблица3.A" style:family="table-column">
      <style:table-column-properties style:column-width="2.034cm"/>
    </style:style>
    <style:style style:name="Таблица3.B" style:family="table-column">
      <style:table-column-properties style:column-width="14.48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background-color="#e6e6e6" fo:padding-left="0.191cm" fo:padding-right="0.191cm" fo:padding-top="0.101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background-color="#e6e6e6" fo:padding-left="0.191cm" fo:padding-right="0.191cm" fo:padding-top="0.10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A3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4" style:family="table">
      <style:table-properties style:width="16.521cm" table:align="left" style:writing-mode="lr-tb"/>
    </style:style>
    <style:style style:name="Таблица4.A" style:family="table-column">
      <style:table-column-properties style:column-width="3cm"/>
    </style:style>
    <style:style style:name="Таблица4.B" style:family="table-column">
      <style:table-column-properties style:column-width="13.52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background-color="#e6e6e6" fo:padding-left="0.191cm" fo:padding-right="0.191cm" fo:padding-top="0.101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6" style:family="table">
      <style:table-properties style:width="16.521cm" table:align="left" style:writing-mode="lr-tb"/>
    </style:style>
    <style:style style:name="Таблица6.A" style:family="table-column">
      <style:table-column-properties style:column-width="3.501cm"/>
    </style:style>
    <style:style style:name="Таблица6.B" style:family="table-column">
      <style:table-column-properties style:column-width="5.756cm"/>
    </style:style>
    <style:style style:name="Таблица6.C" style:family="table-column">
      <style:table-column-properties style:column-width="7.26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background-color="#e6e6e6" fo:padding-left="0.191cm" fo:padding-right="0.191cm" fo:padding-top="0.10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C1" style:family="table-cell">
      <style:table-cell-properties style:vertical-align="middle" fo:background-color="#e6e6e6" fo:padding-left="0.191cm" fo:padding-right="0.191cm" fo:padding-top="0.101cm" fo:padding-bottom="0cm" fo:border="0.5pt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6.C2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6.A3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6.B3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6.C3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8" style:family="table">
      <style:table-properties style:width="16.521cm" table:align="left" style:writing-mode="lr-tb"/>
    </style:style>
    <style:style style:name="Таблица8.A" style:family="table-column">
      <style:table-column-properties style:column-width="3.175cm"/>
    </style:style>
    <style:style style:name="Таблица8.B" style:family="table-column">
      <style:table-column-properties style:column-width="4.763cm"/>
    </style:style>
    <style:style style:name="Таблица8.C" style:family="table-column">
      <style:table-column-properties style:column-width="4.994cm"/>
    </style:style>
    <style:style style:name="Таблица8.D" style:family="table-column">
      <style:table-column-properties style:column-width="3.59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background-color="#dddddd" fo:padding-left="0.191cm" fo:padding-right="0.191cm" fo:padding-top="0.10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8.D1" style:family="table-cell">
      <style:table-cell-properties style:vertical-align="middle" fo:background-color="#dddddd" fo:padding-left="0.191cm" fo:padding-right="0.191cm" fo:padding-top="0.101cm" fo:padding-bottom="0cm" fo:border="0.5pt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8.B2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8.C2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8.D2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8.A3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8.B3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8.C3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8.D3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9" style:family="table">
      <style:table-properties style:width="16.531cm" fo:margin-left="0cm" table:align="left" style:writing-mode="lr-tb"/>
    </style:style>
    <style:style style:name="Таблица9.A" style:family="table-column">
      <style:table-column-properties style:column-width="3.006cm"/>
    </style:style>
    <style:style style:name="Таблица9.B" style:family="table-column">
      <style:table-column-properties style:column-width="2.184cm"/>
    </style:style>
    <style:style style:name="Таблица9.C" style:family="table-column">
      <style:table-column-properties style:column-width="3.709cm"/>
    </style:style>
    <style:style style:name="Таблица9.D" style:family="table-column">
      <style:table-column-properties style:column-width="3.785cm"/>
    </style:style>
    <style:style style:name="Таблица9.E" style:family="table-column">
      <style:table-column-properties style:column-width="3.847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middle" fo:background-color="#e6e6e6" fo:padding-left="0.191cm" fo:padding-right="0.191cm" fo:padding-top="0.101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9.E1" style:family="table-cell">
      <style:table-cell-properties style:vertical-align="middle" fo:background-color="#e6e6e6" fo:padding-left="0.191cm" fo:padding-right="0.191cm" fo:padding-top="0.101cm" fo:padding-bottom="0cm" fo:border="0.5pt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9.B2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9.C2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9.D2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9.E2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9.A3" style:family="table-cell">
      <style:table-cell-properties style:vertical-align="top" fo:padding-left="0.191cm" fo:padding-right="0.191cm" fo:padding-top="0.049cm" fo:padding-bottom="0cm" fo:border-left="0.5pt solid #000000" fo:border-right="none" fo:border-top="0.5pt solid #000000" fo:border-bottom="0.5pt solid #000000" style:writing-mode="lr-tb"/>
    </style:style>
    <style:style style:name="Таблица9.B3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9.C3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9.D3" style:family="table-cell">
      <style:table-cell-properties style:vertical-align="top" fo:padding-left="0.191cm" fo:padding-right="0.191cm" fo:padding-top="0.101cm" fo:padding-bottom="0cm" fo:border-left="0.5pt solid #000000" fo:border-right="none" fo:border-top="0.5pt solid #000000" fo:border-bottom="0.5pt solid #000000" style:writing-mode="lr-tb"/>
    </style:style>
    <style:style style:name="Таблица9.E3" style:family="table-cell">
      <style:table-cell-properties style:vertical-align="top" fo:padding-left="0.191cm" fo:padding-right="0.191cm" fo:padding-top="0.101cm" fo:padding-bottom="0cm" fo:border="0.5pt solid #000000" style:writing-mode="lr-tb"/>
    </style:style>
    <style:style style:name="Таблица9.A4" style:family="table-cell">
      <style:table-cell-properties style:vertical-align="top" fo:padding-left="0.191cm" fo:padding-right="0.191cm" fo:padding-top="0.049cm" fo:padding-bottom="0cm" fo:border-left="0.5pt solid #000000" fo:border-right="none" fo:border-top="none" fo:border-bottom="0.5pt solid #000000" style:writing-mode="lr-tb"/>
    </style:style>
    <style:style style:name="Таблица9.B4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9.C4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9.D4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9.E4" style:family="table-cell">
      <style:table-cell-properties style:vertical-align="top" fo:padding-left="0.191cm" fo:padding-right="0.191cm" fo:padding-top="0.101cm" fo:padding-bottom="0cm" fo:border-left="0.5pt solid #000000" fo:border-right="0.5pt solid #000000" fo:border-top="none" fo:border-bottom="0.5pt solid #000000" style:writing-mode="lr-tb"/>
    </style:style>
    <style:style style:name="Таблица9.A5" style:family="table-cell">
      <style:table-cell-properties style:vertical-align="top" fo:padding-left="0.191cm" fo:padding-right="0.191cm" fo:padding-top="0.049cm" fo:padding-bottom="0cm" fo:border-left="0.5pt solid #000000" fo:border-right="none" fo:border-top="none" fo:border-bottom="0.5pt solid #000000" style:writing-mode="lr-tb"/>
    </style:style>
    <style:style style:name="Таблица9.B5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9.C5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9.D5" style:family="table-cell">
      <style:table-cell-properties style:vertical-align="top" fo:padding-left="0.191cm" fo:padding-right="0.191cm" fo:padding-top="0.101cm" fo:padding-bottom="0cm" fo:border-left="0.5pt solid #000000" fo:border-right="none" fo:border-top="none" fo:border-bottom="0.5pt solid #000000" style:writing-mode="lr-tb"/>
    </style:style>
    <style:style style:name="Таблица9.E5" style:family="table-cell">
      <style:table-cell-properties style:vertical-align="top" fo:padding-left="0.191cm" fo:padding-right="0.191cm" fo:padding-top="0.101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style:line-height-at-least="0.847cm"/>
      <style:text-properties fo:language="ru" fo:country="RU"/>
    </style:style>
    <style:style style:name="P5" style:family="paragraph" style:parent-style-name="Standard">
      <style:text-properties style:font-name="Arial" fo:font-size="8pt" fo:language="ru" fo:country="RU" style:font-size-asian="8pt" style:font-name-complex="Arial" style:font-size-complex="8pt"/>
    </style:style>
    <style:style style:name="P6" style:family="paragraph" style:parent-style-name="Standard">
      <style:paragraph-properties fo:margin-left="0cm" fo:margin-right="0cm" fo:text-indent="-1.27cm" style:auto-text-indent="false">
        <style:tab-stops>
          <style:tab-stop style:position="0.706cm"/>
          <style:tab-stop style:position="16.487cm" style:type="right" style:leader-style="dotted" style:leader-text="."/>
        </style:tab-stops>
      </style:paragraph-properties>
      <style:text-properties fo:language="ru" fo:country="RU"/>
    </style:style>
    <style:style style:name="P7" style:family="paragraph" style:parent-style-name="Standard">
      <style:paragraph-properties fo:break-before="page"/>
      <style:text-properties fo:language="ru" fo:country="RU"/>
    </style:style>
    <style:style style:name="P8" style:family="paragraph" style:parent-style-name="Company_20_Name">
      <style:paragraph-properties style:snap-to-layout-grid="false"/>
      <style:text-properties fo:language="ru" fo:country="RU"/>
    </style:style>
    <style:style style:name="P9" style:family="paragraph" style:parent-style-name="Title_20_Subject">
      <style:paragraph-properties fo:line-height="0.635cm" fo:padding-left="0cm" fo:padding-right="0cm" fo:padding-top="0cm" fo:padding-bottom="0.035cm" fo:border="none" style:snap-to-layout-grid="false"/>
      <style:text-properties fo:font-size="14pt" fo:language="ru" fo:country="RU" style:font-size-asian="14pt" style:font-size-complex="14pt"/>
    </style:style>
    <style:style style:name="P10" style:family="paragraph" style:parent-style-name="Title_20_Subject">
      <style:paragraph-properties fo:line-height="0.847cm" fo:padding-left="0cm" fo:padding-right="0cm" fo:padding-top="0cm" fo:padding-bottom="0.035cm" fo:border="none"/>
      <style:text-properties fo:language="ru" fo:country="RU"/>
    </style:style>
    <style:style style:name="P11" style:family="paragraph" style:parent-style-name="Title_20_Subject">
      <style:paragraph-properties fo:margin-left="0cm" fo:margin-right="0cm" fo:line-height="0.106cm" fo:text-indent="0cm" style:auto-text-indent="false" fo:padding="0cm" fo:border-left="none" fo:border-right="none" fo:border-top="none" fo:border-bottom="3pt solid #000000"/>
      <style:text-properties style:font-name="Times New Roman" fo:font-size="8pt" fo:language="ru" fo:country="RU" style:font-size-asian="8pt" style:font-name-complex="Times New Roman" style:font-size-complex="8pt"/>
    </style:style>
    <style:style style:name="P12" style:family="paragraph" style:parent-style-name="Table_5f_Text">
      <style:paragraph-properties fo:text-align="center" style:justify-single-word="false" style:snap-to-layout-grid="false"/>
      <style:text-properties fo:font-size="8pt" fo:language="ru" fo:country="RU" style:font-size-asian="8pt" style:font-name-complex="Arial" style:font-size-complex="8pt"/>
    </style:style>
    <style:style style:name="P13" style:family="paragraph" style:parent-style-name="Table_5f_Text">
      <style:paragraph-properties style:snap-to-layout-grid="false"/>
      <style:text-properties fo:font-size="8pt" fo:language="ru" fo:country="RU" style:font-size-asian="8pt" style:font-name-complex="Arial" style:font-size-complex="8pt"/>
    </style:style>
    <style:style style:name="P14" style:family="paragraph" style:parent-style-name="Table_5f_Text">
      <style:paragraph-properties fo:text-align="center" style:justify-single-word="false" style:snap-to-layout-grid="false"/>
      <style:text-properties fo:font-size="8pt" fo:language="ru" fo:country="RU" fo:font-weight="bold" style:font-size-asian="8pt" style:font-weight-asian="bold" style:font-name-complex="Arial" style:font-size-complex="8pt" style:font-weight-complex="bold"/>
    </style:style>
    <style:style style:name="P15" style:family="paragraph" style:parent-style-name="Table_5f_Text">
      <style:paragraph-properties fo:text-align="center" style:justify-single-word="false" style:snap-to-layout-grid="false"/>
      <style:text-properties fo:font-size="8pt" fo:language="ru" fo:country="RU" fo:font-weight="bold" style:font-size-asian="8pt" style:font-weight-asian="bold" style:font-size-complex="8pt"/>
    </style:style>
    <style:style style:name="P16" style:family="paragraph" style:parent-style-name="Table_5f_Text">
      <style:paragraph-properties style:snap-to-layout-grid="false"/>
      <style:text-properties fo:language="ru" fo:country="RU" fo:font-weight="bold" style:font-weight-asian="bold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paragraph-properties fo:text-align="justify" style:justify-single-word="false"/>
      <style:text-properties fo:language="ru" fo:country="RU"/>
    </style:style>
    <style:style style:name="P19" style:family="paragraph" style:parent-style-name="Text_20_body">
      <style:paragraph-properties fo:keep-together="auto"/>
      <style:text-properties fo:language="ru" fo:country="RU"/>
    </style:style>
    <style:style style:name="P20" style:family="paragraph" style:parent-style-name="Text_20_body">
      <style:paragraph-properties fo:keep-together="auto" style:snap-to-layout-grid="false"/>
      <style:text-properties fo:language="ru" fo:country="RU"/>
    </style:style>
    <style:style style:name="P21" style:family="paragraph" style:parent-style-name="Text_20_body">
      <style:paragraph-properties style:snap-to-layout-grid="false"/>
      <style:text-properties fo:language="ru" fo:country="RU"/>
    </style:style>
    <style:style style:name="P22" style:family="paragraph" style:parent-style-name="Text_20_body">
      <style:text-properties fo:language="ru" fo:country="RU" style:font-name-asian="Arial Unicode MS"/>
    </style:style>
    <style:style style:name="P23" style:family="paragraph" style:parent-style-name="Text_20_body">
      <style:paragraph-properties fo:text-align="justify" style:justify-single-word="false"/>
      <style:text-properties fo:language="ru" fo:country="RU" style:font-name-asian="Arial Unicode MS"/>
    </style:style>
    <style:style style:name="P24" style:family="paragraph" style:parent-style-name="Text_20_body">
      <style:text-properties fo:language="ru" fo:country="RU" style:font-name-asian="Calibri"/>
    </style:style>
    <style:style style:name="P25" style:family="paragraph" style:parent-style-name="Text_20_body">
      <style:paragraph-properties style:snap-to-layout-grid="false"/>
      <style:text-properties fo:language="ru" fo:country="RU" style:font-name-asian="Calibri"/>
    </style:style>
    <style:style style:name="P26" style:family="paragraph" style:parent-style-name="Text_20_body">
      <style:paragraph-properties fo:keep-together="auto" style:snap-to-layout-grid="false"/>
      <style:text-properties fo:language="ru" fo:country="RU" style:font-name-asian="Calibri"/>
    </style:style>
    <style:style style:name="P27" style:family="paragraph" style:parent-style-name="Text_20_body">
      <style:paragraph-properties fo:keep-together="auto" style:snap-to-layout-grid="false"/>
      <style:text-properties fo:font-size="10pt" fo:language="ru" fo:country="RU" style:font-name-asian="Calibri" style:font-size-asian="10pt" style:font-size-complex="10pt"/>
    </style:style>
    <style:style style:name="P28" style:family="paragraph" style:parent-style-name="Text_20_body">
      <style:paragraph-properties style:snap-to-layout-grid="false"/>
      <style:text-properties fo:font-size="10pt" fo:language="ru" fo:country="RU" style:font-name-asian="Calibri" style:font-size-asian="10pt" style:font-size-complex="10pt"/>
    </style:style>
    <style:style style:name="P29" style:family="paragraph" style:parent-style-name="Text_20_body">
      <style:text-properties style:font-name="Times New Roman" fo:language="ru" fo:country="RU" style:font-name-complex="Times New Roman" style:font-weight-complex="bold"/>
    </style:style>
    <style:style style:name="P30" style:family="paragraph" style:parent-style-name="Text_20_body">
      <style:paragraph-properties fo:keep-together="auto" fo:background-color="transparent">
        <style:background-image/>
      </style:paragraph-properties>
      <style:text-properties fo:language="ru" fo:country="RU"/>
    </style:style>
    <style:style style:name="P31" style:family="paragraph" style:parent-style-name="InfoBlue">
      <style:text-properties fo:language="ru" fo:country="RU"/>
    </style:style>
    <style:style style:name="P3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4" style:family="paragraph" style:parent-style-name="Heading" style:master-page-name="Преобразование_20_1">
      <style:paragraph-properties fo:margin-left="0cm" fo:margin-right="0cm" fo:text-indent="-1.27cm" style:auto-text-indent="false" style:page-number="auto"/>
      <style:text-properties fo:language="ru" fo:country="RU"/>
    </style:style>
    <style:style style:name="P35" style:family="paragraph" style:parent-style-name="Text_20_body" style:list-style-name="WW8Num8">
      <style:text-properties fo:language="ru" fo:country="RU"/>
    </style:style>
    <style:style style:name="P36" style:family="paragraph" style:parent-style-name="Text_20_body" style:list-style-name="WW8Num8">
      <style:text-properties fo:language="ru" fo:country="RU" fo:background-color="transparent"/>
    </style:style>
    <style:style style:name="P37" style:family="paragraph" style:parent-style-name="Text_20_body" style:list-style-name="WW8Num16">
      <style:paragraph-properties fo:keep-together="auto"/>
      <style:text-properties fo:language="ru" fo:country="RU"/>
    </style:style>
    <style:style style:name="P38" style:family="paragraph" style:parent-style-name="Text_20_body" style:list-style-name="WW8Num25">
      <style:text-properties fo:language="ru" fo:country="RU"/>
    </style:style>
    <style:style style:name="P39" style:family="paragraph" style:parent-style-name="Text_20_body" style:list-style-name="WW8Num25">
      <style:text-properties fo:language="ru" fo:country="RU" style:font-name-asian="Arial Unicode MS"/>
    </style:style>
    <style:style style:name="P40" style:family="paragraph" style:parent-style-name="Text_20_body" style:list-style-name="WW8Num18">
      <style:text-properties fo:language="ru" fo:country="RU" style:font-name-asian="Arial Unicode MS"/>
    </style:style>
    <style:style style:name="P41" style:family="paragraph" style:parent-style-name="Text_20_body" style:list-style-name="WW8Num18">
      <style:text-properties fo:language="ru" fo:country="RU"/>
    </style:style>
    <style:style style:name="P42" style:family="paragraph" style:parent-style-name="Text_20_body" style:list-style-name="L1">
      <style:text-properties fo:language="ru" fo:country="RU"/>
    </style:style>
    <style:style style:name="P43" style:family="paragraph" style:parent-style-name="Text_20_body" style:list-style-name="L2">
      <style:text-properties fo:language="ru" fo:country="RU"/>
    </style:style>
    <style:style style:name="P44" style:family="paragraph" style:parent-style-name="Heading_20_1">
      <style:text-properties fo:language="ru" fo:country="RU"/>
    </style:style>
    <style:style style:name="P45" style:family="paragraph" style:parent-style-name="Heading_20_3">
      <style:paragraph-properties fo:margin-left="0cm" fo:margin-right="0cm" fo:text-indent="-1.27cm" style:auto-text-indent="false">
        <style:tab-stops>
          <style:tab-stop style:position="0.635cm"/>
        </style:tab-stops>
      </style:paragraph-properties>
      <style:text-properties fo:language="ru" fo:country="RU"/>
    </style:style>
    <style:style style:name="P46" style:family="paragraph" style:parent-style-name="Heading_20_2">
      <style:paragraph-properties fo:margin-left="0cm" fo:margin-right="0cm" fo:text-indent="-1.27cm" style:auto-text-indent="false">
        <style:tab-stops>
          <style:tab-stop style:position="0.635cm"/>
        </style:tab-stops>
      </style:paragraph-properties>
      <style:text-properties fo:language="ru" fo:country="RU"/>
    </style:style>
    <style:style style:name="P47" style:family="paragraph" style:parent-style-name="Heading_20_2">
      <style:paragraph-properties fo:margin-left="-1.27cm" fo:margin-right="0cm" fo:text-indent="0cm" style:auto-text-indent="false">
        <style:tab-stops>
          <style:tab-stop style:position="0.635cm"/>
        </style:tab-stops>
      </style:paragraph-properties>
      <style:text-properties fo:language="ru" fo:country="RU"/>
    </style:style>
    <style:style style:name="P48" style:family="paragraph" style:parent-style-name="Company_20_Name" style:master-page-name="First_20_Page">
      <style:paragraph-properties style:page-number="auto"/>
      <style:text-properties fo:language="ru" fo:country="RU"/>
    </style:style>
    <style:style style:name="P49" style:family="paragraph" style:parent-style-name="Table_5f_Text">
      <style:paragraph-properties fo:text-align="center" style:justify-single-word="false" style:snap-to-layout-grid="false"/>
      <style:text-properties fo:font-size="8pt" fo:language="ru" fo:country="RU" style:font-size-asian="8pt" style:font-name-complex="Arial" style:font-size-complex="8pt"/>
    </style:style>
    <style:style style:name="P50" style:family="paragraph" style:parent-style-name="Table_5f_Text">
      <style:paragraph-properties style:snap-to-layout-grid="false"/>
      <style:text-properties fo:font-size="8pt" fo:language="ru" fo:country="RU" style:font-size-asian="8pt" style:font-name-complex="Arial" style:font-size-complex="8pt"/>
    </style:style>
    <style:style style:name="T1" style:family="text">
      <style:text-properties fo:language="ru" fo:country="RU" style:font-name-asian="Arial Unicode MS"/>
    </style:style>
    <style:style style:name="T2" style:family="text">
      <style:text-properties fo:language="ru" fo:country="RU" style:font-name-asian="Arial Unicode MS" style:language-asian="en" style:country-asian="US"/>
    </style:style>
    <style:style style:name="T3" style:family="text">
      <style:text-properties fo:language="ru" fo:country="RU" style:font-name-asian="Calibri"/>
    </style:style>
    <style:style style:name="T4" style:family="text">
      <style:text-properties fo:language="ru" fo:country="RU" style:language-asian="en" style:country-asian="US"/>
    </style:style>
    <style:style style:name="T5" style:family="text">
      <style:text-properties style:font-name-asian="Arial"/>
    </style:style>
    <style:style style:name="T6" style:family="text">
      <style:text-properties style:font-name-asian="Calibri"/>
    </style:style>
    <style:style style:name="T7" style:family="text">
      <style:text-properties style:font-name-asian="Arial Unicode MS"/>
    </style:style>
    <style:style style:name="T8" style:family="text">
      <style:text-properties fo:background-color="transparent"/>
    </style:style>
    <style:style style:name="T9" style:family="text">
      <style:text-properties fo:background-color="transparent" style:font-name-asian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p text:style-name="P9">Андроид приложение для конференции WUFF</text:p>
            <text:p text:style-name="P4"/>
            <text:p text:style-name="P10"><text:user-defined style:data-style-name="N0" text:name="Title"/></text:p>
          </table:table-cell>
        </table:table-row>
      </table:table>
      <text:p text:style-name="P11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6" office:value-type="string">
            <text:p text:style-name="P14">ИСТОРИЯ<text:span text:style-name="T5"> </text:span>ИЗМЕН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2" office:value-type="string">
            <text:p text:style-name="P14">Версия</text:p>
          </table:table-cell>
          <table:table-cell table:style-name="Таблица2.B2" table:number-rows-spanned="2" office:value-type="string">
            <text:p text:style-name="P14">Описание<text:span text:style-name="T5"> </text:span>изменений</text:p>
          </table:table-cell>
          <table:table-cell table:style-name="Таблица2.A2" table:number-rows-spanned="2" office:value-type="string">
            <text:p text:style-name="P14">Автор</text:p>
          </table:table-cell>
          <table:table-cell table:style-name="Таблица2.A2" table:number-rows-spanned="2" office:value-type="string">
            <text:p text:style-name="P14">Дата</text:p>
          </table:table-cell>
          <table:table-cell table:style-name="Таблица2.E2" table:number-columns-spanned="2" office:value-type="string">
            <text:p text:style-name="P14">Утверждено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Имя</text:p>
          </table:table-cell>
          <table:table-cell table:style-name="Таблица2.E2" office:value-type="string">
            <text:p text:style-name="P14">Дата</text:p>
          </table:table-cell>
        </table:table-row>
        <table:table-row table:style-name="Таблица2.5">
          <table:table-cell table:style-name="Таблица2.A4" office:value-type="string">
            <text:p text:style-name="P12">0.1</text:p>
          </table:table-cell>
          <table:table-cell table:style-name="Таблица2.B4" office:value-type="string">
            <text:p text:style-name="P13">Начальное<text:span text:style-name="T5"> </text:span>заполнение<text:span text:style-name="T5"> </text:span>Концепции<text:span text:style-name="T5"> </text:span>продукта.<text:span text:style-name="T5"> </text:span>Для<text:span text:style-name="T5"> </text:span>заполнения<text:span text:style-name="T5"> </text:span>части<text:span text:style-name="T5"> </text:span>разделов<text:span text:style-name="T5"> </text:span>нужна<text:span text:style-name="T5"> </text:span>дополнительная<text:span text:style-name="T5"> </text:span>информация<text:span text:style-name="T5"> </text:span>от<text:span text:style-name="T5"> </text:span>заказчика</text:p>
          </table:table-cell>
          <table:table-cell table:style-name="Таблица2.C4" office:value-type="string">
            <text:p text:style-name="P13">Гусач В.</text:p>
          </table:table-cell>
          <table:table-cell table:style-name="Таблица2.D4" office:value-type="string">
            <text:p text:style-name="P12">21.02.2012</text:p>
          </table:table-cell>
          <table:table-cell table:style-name="Таблица2.E4" office:value-type="string">
            <text:p text:style-name="P13"/>
          </table:table-cell>
          <table:table-cell table:style-name="Таблица2.F4" office:value-type="string">
            <text:p text:style-name="P12"/>
          </table:table-cell>
        </table:table-row>
        <table:table-row table:style-name="Таблица2.5">
          <table:table-cell table:style-name="Таблица2.A5" office:value-type="string">
            <text:p text:style-name="P12">0.2</text:p>
          </table:table-cell>
          <table:table-cell table:style-name="Таблица2.B5" office:value-type="string">
            <text:p text:style-name="P13">Добавлены сроки выполнения. Убраны требования по безопасности. Добавлен адрес сайта конференции</text:p>
          </table:table-cell>
          <table:table-cell table:style-name="Таблица2.C5" office:value-type="string">
            <text:p text:style-name="P13">Гусач В.</text:p>
          </table:table-cell>
          <table:table-cell table:style-name="Таблица2.D5" office:value-type="string">
            <text:p text:style-name="P12">26.02.2012</text:p>
          </table:table-cell>
          <table:table-cell table:style-name="Таблица2.E5" office:value-type="string">
            <text:p text:style-name="P13"/>
          </table:table-cell>
          <table:table-cell table:style-name="Таблица2.F5" office:value-type="string">
            <text:p text:style-name="P12"/>
          </table:table-cell>
        </table:table-row>
      </table:table>
      <text:p text:style-name="P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14">СВЯЗАННЫЕ<text:span text:style-name="T5"> </text:span>ДОКУМЕНТЫ</text:p>
          </table:table-cell>
          <table:covered-table-cell/>
        </table:table-row>
        <table:table-row table:style-name="Таблица3.1">
          <table:table-cell table:style-name="Таблица3.A2" office:value-type="string">
            <text:p text:style-name="P15">Ссылка</text:p>
          </table:table-cell>
          <table:table-cell table:style-name="Таблица3.A1" office:value-type="string">
            <text:p text:style-name="P14">Название<text:span text:style-name="T5"> </text:span>документа</text:p>
          </table:table-cell>
        </table:table-row>
        <table:table-row table:style-name="Таблица3.1">
          <table:table-cell table:style-name="Таблица3.A3" office:value-type="string">
            <text:p text:style-name="P12"/>
          </table:table-cell>
          <table:table-cell table:style-name="Таблица3.B3" office:value-type="string">
            <text:p text:style-name="P13"/>
          </table:table-cell>
        </table:table-row>
      </table:table>
      <text:p text:style-name="P1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P14">Термины,<text:span text:style-name="T5"> </text:span>определения<text:span text:style-name="T5"> </text:span>и<text:span text:style-name="T5"> </text:span>сокращения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12">WUFF</text:p>
          </table:table-cell>
          <table:table-cell table:style-name="Таблица4.B2" office:value-type="string">
            <text:p text:style-name="P13">Wild Ukrainian Furry Fun. Ежегодная киевская конференция, посвященная субкультуре фурри. Адрес конференции в интернете: <text:a xlink:type="simple" xlink:href="http://furry.org.ua/wuff2012">http://furry.org.ua/wuff2012</text:a></text:p>
          </table:table-cell>
        </table:table-row>
      </table:table>
      <text:p text:style-name="P34">Оглавление</text:p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32"><text:a xlink:type="simple" xlink:href="#__RefHeading__1_538328668">1. Введение<text:tab/>3</text:a></text:p>
          <text:p text:style-name="P33"><text:a xlink:type="simple" xlink:href="#__RefHeading__3_538328668">1.1. Назначение документа<text:tab/>3</text:a></text:p>
          <text:p text:style-name="P33"><text:a xlink:type="simple" xlink:href="#__RefHeading__5_538328668">1.2. Обзор документа<text:tab/>3</text:a></text:p>
          <text:p text:style-name="P32"><text:a xlink:type="simple" xlink:href="#__RefHeading__7_538328668">2. Положение<text:tab/>3</text:a></text:p>
          <text:p text:style-name="P33"><text:a xlink:type="simple" xlink:href="#__RefHeading__9_538328668">2.1. Бизнес-возможности (бизнес-цель)<text:tab/>3</text:a></text:p>
          <text:p text:style-name="P33"><text:a xlink:type="simple" xlink:href="#__RefHeading__11_538328668">2.2. Постановка задачи<text:tab/>3</text:a></text:p>
          <text:p text:style-name="P32"><text:a xlink:type="simple" xlink:href="#__RefHeading__13_538328668">3. Описание пользователей и заинтересованных сторон<text:tab/>3</text:a></text:p>
          <text:p text:style-name="P33"><text:a xlink:type="simple" xlink:href="#__RefHeading__15_538328668">3.1. Заинтересованные стороны<text:tab/>3</text:a></text:p>
          <text:p text:style-name="P33"><text:a xlink:type="simple" xlink:href="#__RefHeading__17_538328668">3.2. Пользователи<text:tab/>4</text:a></text:p>
          <text:p text:style-name="P33"><text:a xlink:type="simple" xlink:href="#__RefHeading__19_538328668">3.3. Рабочая среда пользователя<text:tab/>4</text:a></text:p>
          <text:p text:style-name="P33"><text:a xlink:type="simple" xlink:href="#__RefHeading__21_538328668">3.4. Ключевые потребности заинтересованных сторон/пользователей<text:tab/>4</text:a></text:p>
          <text:p text:style-name="P33"><text:a xlink:type="simple" xlink:href="#__RefHeading__23_538328668">3.5. Альтернативы и конкурентные решения<text:tab/>5</text:a></text:p>
          <text:p text:style-name="P32"><text:a xlink:type="simple" xlink:href="#__RefHeading__25_538328668">4. Обзор продукта<text:tab/>6</text:a></text:p>
          <text:p text:style-name="P33"><text:a xlink:type="simple" xlink:href="#__RefHeading__27_538328668">4.1. Перспектива приложения<text:tab/>6</text:a></text:p>
          <text:p text:style-name="P33"><text:a xlink:type="simple" xlink:href="#__RefHeading__29_538328668">4.2. Предположения и зависимости <text:tab/>6</text:a></text:p>
          <text:p text:style-name="P32"><text:a xlink:type="simple" xlink:href="#__RefHeading__31_538328668">5. Функциональные возможности продукта<text:tab/>6</text:a></text:p>
          <text:p text:style-name="P32"><text:a xlink:type="simple" xlink:href="#__RefHeading__33_538328668">6. Ограничения<text:tab/>7</text:a></text:p>
          <text:p text:style-name="P32"><text:a xlink:type="simple" xlink:href="#__RefHeading__35_538328668">7. Приоритеты<text:tab/>7</text:a></text:p>
          <text:p text:style-name="P32"><text:a xlink:type="simple" xlink:href="#__RefHeading__37_538328668">8. Другие требования к продукту<text:tab/>7</text:a></text:p>
          <text:p text:style-name="P33"><text:a xlink:type="simple" xlink:href="#__RefHeading__39_538328668">8.1. Требования по безопасности<text:tab/>7</text:a></text:p>
          <text:p text:style-name="P33"><text:a xlink:type="simple" xlink:href="#__RefHeading__41_538328668">8.2. Применяемы стандарты<text:tab/>7</text:a></text:p>
          <text:p text:style-name="P33"><text:a xlink:type="simple" xlink:href="#__RefHeading__43_538328668">8.3. Требования к производительности<text:tab/>7</text:a></text:p>
          <text:p text:style-name="P33"><text:a xlink:type="simple" xlink:href="#__RefHeading__45_538328668">8.4. Требования к рабочей среде<text:tab/>7</text:a></text:p>
          <text:p text:style-name="P33"><text:a xlink:type="simple" xlink:href="#__RefHeading__47_538328668">8.5. Требования к документации<text:tab/>7</text:a></text:p>
        </text:index-body>
      </text:table-of-content>
      <text:p text:style-name="P6"/>
      <text:p text:style-name="P7"/>
      <text:h text:style-name="P44" text:outline-level="1"><text:bookmark text:name="__RefHeading__1_538328668"/>Введение<text:bookmark-end text:name="__RefHeading__1_538328668"/></text:h>
      <text:h text:style-name="P46" text:outline-level="2"><text:bookmark text:name="__RefHeading__3_538328668"/>Назначение<text:span text:style-name="T5"> </text:span>документа<text:bookmark-end text:name="__RefHeading__3_538328668"/></text:h>
      <text:p text:style-name="P17">Цель<text:span text:style-name="T6"> </text:span>данного<text:span text:style-name="T6"> </text:span>документа<text:span text:style-name="T6"> </text:span>собрать,<text:span text:style-name="T6"> </text:span>проанализировать<text:span text:style-name="T6"> </text:span>и<text:span text:style-name="T6"> </text:span>определить<text:span text:style-name="T6"> </text:span>высокоуровневые<text:span text:style-name="T6"> </text:span>требования<text:span text:style-name="T6"> </text:span>и<text:span text:style-name="T6"> </text:span>функциональные<text:span text:style-name="T6"> </text:span>возможности<text:span text:style-name="T6"> андроид приложения для конференции WUFF </text:span>(далее<text:span text:style-name="T6"> – приложения</text:span>).<text:span text:style-name="T6"> </text:span>Документ<text:span text:style-name="T6"> </text:span>сфокусирован<text:span text:style-name="T6"> <text:s/></text:span>на<text:span text:style-name="T6"> </text:span>потребностях,<text:span text:style-name="T6"> </text:span>которые<text:span text:style-name="T6"> </text:span>необходимы<text:span text:style-name="T6"> </text:span>для<text:span text:style-name="T6"> </text:span>конечных<text:span text:style-name="T6"> </text:span>пользователей<text:span text:style-name="T6"> </text:span>и<text:span text:style-name="T6"> </text:span>заинтересованных<text:span text:style-name="T6"> </text:span>сторон.<text:span text:style-name="T6"> </text:span></text:p>
      <text:h text:style-name="P46" text:outline-level="2"><text:bookmark text:name="__RefHeading__5_538328668"/>Обзор<text:span text:style-name="T5"> </text:span>документа<text:bookmark-end text:name="__RefHeading__5_538328668"/></text:h>
      <text:p text:style-name="P17"><text:span text:style-name="T7">В</text:span><text:span text:style-name="T6"> </text:span>документе<text:span text:style-name="T6"> </text:span>описываются<text:span text:style-name="T6"> </text:span>цели<text:span text:style-name="T6"> </text:span>создания<text:span text:style-name="T6"> приложения для конференции</text:span>,<text:span text:style-name="T6"> </text:span>приводятся<text:span text:style-name="T6"> </text:span>заинтересованные<text:span text:style-name="T6"> </text:span>лица<text:span text:style-name="T6"> </text:span>проекта,<text:span text:style-name="T6"> </text:span>пользователи<text:span text:style-name="T6"> </text:span>системы<text:span text:style-name="T6"> </text:span>и<text:span text:style-name="T6"> <text:s/></text:span>их<text:span text:style-name="T6"> </text:span>характеристики,<text:span text:style-name="T6"> </text:span><text:span text:style-name="T7">а</text:span><text:span text:style-name="T6"> </text:span><text:span text:style-name="T7">также</text:span><text:span text:style-name="T6"> </text:span><text:span text:style-name="T7">описываются</text:span><text:span text:style-name="T6"> </text:span>основные<text:span text:style-name="T6"> </text:span>функциональные<text:span text:style-name="T6"> </text:span>и<text:span text:style-name="T6"> </text:span>прочие<text:span text:style-name="T6"> </text:span>требования<text:span text:style-name="T6"> </text:span>к<text:span text:style-name="T6"> продукту</text:span>.</text:p>
      <text:h text:style-name="P44" text:outline-level="1"><text:bookmark text:name="__RefHeading__7_538328668"/>Положение<text:bookmark-end text:name="__RefHeading__7_538328668"/></text:h>
      <text:h text:style-name="P46" text:outline-level="2"><text:bookmark text:name="__RefHeading__9_538328668"/>Бизнес-возможности<text:span text:style-name="T5"> </text:span>(бизнес-цель)<text:bookmark-end text:name="__RefHeading__9_538328668"/></text:h>
      <text:p text:style-name="P17"><text:span text:style-name="T7">Целями</text:span><text:span text:style-name="T6"> </text:span>выполнения<text:span text:style-name="T6"> </text:span>проекта<text:span text:style-name="T6"> </text:span>по<text:span text:style-name="T6"> </text:span>разработке<text:span text:style-name="T6"> приложения </text:span>являются:</text:p>
      <text:list xml:id="list245044157" text:style-name="WW8Num8">
        <text:list-item>
          <text:p text:style-name="P35">Помощ участникам конференции в ориентации в мероприятиях, а так же прибытии на место их проведения.</text:p>
        </text:list-item>
        <text:list-item>
          <text:p text:style-name="P36">Упрощение связи между участниками и организаторами конференции.</text:p>
        </text:list-item>
      </text:list>
      <text:h text:style-name="P46" text:outline-level="2"><text:bookmark text:name="__RefHeading__11_538328668"/>Постановка<text:span text:style-name="T5"> </text:span>задачи<text:bookmark-end text:name="__RefHeading__11_538328668"/></text:h>
      <text:p text:style-name="P18">На конференцию собираются участники из разных стран и им может быть трудно ориентироваться в незнакомом городе. Мероприятия конференции проходят в разных локациях Киева, а так же не все участники будут жить в отеле конференции.</text:p>
      <text:p text:style-name="P18">Андроид приложение конференции создаётся, как продолжение сайта WUFF с расширенными возможностями.</text:p>
      <text:p text:style-name="P18">Приложение должно обеспечивать доступ к списку мероприятий в режиме offline, но с возможностью обновления через интернет, а так же к списку участников и гостевой книге.</text:p>
      <text:h text:style-name="P44" text:outline-level="1"><text:bookmark text:name="__RefHeading__13_538328668"/>Описание<text:span text:style-name="T5"> </text:span>пользователей<text:span text:style-name="T5"> </text:span>и<text:span text:style-name="T5"> </text:span>заинтересованных<text:span text:style-name="T5"> </text:span>сторон<text:bookmark-end text:name="__RefHeading__13_538328668"/></text:h>
      <text:h text:style-name="P46" text:outline-level="2"><text:bookmark text:name="__RefHeading__15_538328668"/>Заинтересованные<text:span text:style-name="T5"> </text:span>стороны<text:bookmark-end text:name="__RefHeading__15_538328668"/></text:h>
      <text:p text:style-name="P19">Заинтересованными<text:span text:style-name="T6"> </text:span>сторонами<text:span text:style-name="T6"> </text:span>являются:</text:p>
      <text:list xml:id="list200931486" text:style-name="WW8Num16">
        <text:list-item>
          <text:p text:style-name="P37">Организаторы конференции</text:p>
        </text:list-item>
        <text:list-item>
          <text:p text:style-name="P37">Участники конференции</text:p>
        </text:list-item>
      </text:list>
      <text:p text:style-name="P3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Имя</text:p>
          </table:table-cell>
          <table:table-cell table:style-name="Таблица6.A1" office:value-type="string">
            <text:p text:style-name="P16">Представление</text:p>
          </table:table-cell>
          <table:table-cell table:style-name="Таблица6.C1" office:value-type="string">
            <text:p text:style-name="P16">Ответственность/<text:span text:style-name="T5"> </text:span>Роль</text:p>
          </table:table-cell>
        </table:table-row>
        <table:table-row table:style-name="Таблица6.1">
          <table:table-cell table:style-name="Таблица6.A2" office:value-type="string">
            <text:p text:style-name="P20">Организаторы конференции</text:p>
          </table:table-cell>
          <table:table-cell table:style-name="Таблица6.B2" office:value-type="string">
            <text:p text:style-name="P20">Заказчик<text:span text:style-name="T6"> </text:span>разработки<text:span text:style-name="T6"> приложения</text:span></text:p>
          </table:table-cell>
          <table:table-cell table:style-name="Таблица6.C2" office:value-type="string">
            <text:p text:style-name="P20">Предоставление<text:span text:style-name="T6"> </text:span>требований<text:span text:style-name="T6"> </text:span>к<text:span text:style-name="T6"> </text:span>функциональности<text:span text:style-name="T6"> приложения.</text:span></text:p>
            <text:p text:style-name="P25">Предоставление API для работы с сайтом конференции: загрузки данных о мероприятиях, участниках и работа с гостевой книгой.</text:p>
            <text:p text:style-name="P19">Работа<text:span text:style-name="T6"> </text:span>с<text:span text:style-name="T6"> </text:span>прототипами приложения</text:p>
            <text:p text:style-name="P30"><text:span text:style-name="T8">Разработка</text:span><text:span text:style-name="T9"> </text:span><text:span text:style-name="T8">эксплуатационной</text:span><text:span text:style-name="T9"> </text:span><text:span text:style-name="T8">документации</text:span></text:p>
          </table:table-cell>
        </table:table-row>
        <table:table-row table:style-name="Таблица6.1">
          <table:table-cell table:style-name="Таблица6.A3" office:value-type="string">
            <text:p text:style-name="P20">Участники конференции</text:p>
          </table:table-cell>
          <table:table-cell table:style-name="Таблица6.B3" office:value-type="string">
            <text:p text:style-name="P20">непосредственные<text:span text:style-name="T6"> </text:span>пользователи<text:span text:style-name="T6"> </text:span>продукта</text:p>
          </table:table-cell>
          <table:table-cell table:style-name="Таблица6.C3" office:value-type="string">
            <text:p text:style-name="P20">Работа<text:span text:style-name="T6"> приложением</text:span>,<text:span text:style-name="T6"> получение информации об участниках и </text:span><text:soft-page-break/><text:span text:style-name="T6">мероприятиях, чтение и добавление новых записей в гостевую книгу.</text:span></text:p>
          </table:table-cell>
        </table:table-row>
      </table:table>
      <text:h text:style-name="P46" text:outline-level="2"><text:bookmark text:name="__RefHeading__17_538328668"/>Пользователи<text:bookmark-end text:name="__RefHeading__17_538328668"/></text:h>
      <text:p text:style-name="P3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16">Имя</text:p>
          </table:table-cell>
          <table:table-cell table:style-name="Таблица8.A1" office:value-type="string">
            <text:p text:style-name="P16">Описание</text:p>
          </table:table-cell>
          <table:table-cell table:style-name="Таблица8.A1" office:value-type="string">
            <text:p text:style-name="P16">Ответственность</text:p>
          </table:table-cell>
          <table:table-cell table:style-name="Таблица8.D1" office:value-type="string">
            <text:p text:style-name="P16">Заинтересованная<text:span text:style-name="T5"> </text:span>сторона</text:p>
          </table:table-cell>
        </table:table-row>
        <table:table-row table:style-name="Таблица8.1">
          <table:table-cell table:style-name="Таблица8.A2" office:value-type="string">
            <text:p text:style-name="P20">Участник конференции</text:p>
          </table:table-cell>
          <table:table-cell table:style-name="Таблица8.B2" office:value-type="string">
            <text:p text:style-name="P20">Участники конференции, владеющие устройствами на базе Android</text:p>
          </table:table-cell>
          <table:table-cell table:style-name="Таблица8.C2" office:value-type="string">
            <text:p text:style-name="P27">Получение информации о мероприятиях и других участинках конференции.</text:p>
            <text:p text:style-name="P28">Участие в обсуждениях в гостевой книге</text:p>
          </table:table-cell>
          <table:table-cell table:style-name="Таблица8.D2" office:value-type="string">
            <text:p text:style-name="P26">Участники конференции</text:p>
          </table:table-cell>
        </table:table-row>
        <table:table-row table:style-name="Таблица8.1">
          <table:table-cell table:style-name="Таблица8.A3" office:value-type="string">
            <text:p text:style-name="P20">Администратор<text:span text:style-name="T6"> сайта конференции</text:span></text:p>
          </table:table-cell>
          <table:table-cell table:style-name="Таблица8.B3" office:value-type="string">
            <text:p text:style-name="P20">Организатор конференции, занимающийся информационным наполнением сайта</text:p>
          </table:table-cell>
          <table:table-cell table:style-name="Таблица8.C3" office:value-type="string">
            <text:p text:style-name="P20">Заполнение информации о мероприятиях на сайте</text:p>
            <text:p text:style-name="P19"/>
          </table:table-cell>
          <table:table-cell table:style-name="Таблица8.D3" office:value-type="string">
            <text:p text:style-name="P26">Организаторы конференции</text:p>
            <text:p text:style-name="P25">Участники конференции</text:p>
          </table:table-cell>
        </table:table-row>
      </table:table>
      <text:h text:style-name="P46" text:outline-level="2"><text:bookmark text:name="__RefHeading__19_538328668"/>Рабочая<text:span text:style-name="T5"> </text:span>среда<text:span text:style-name="T5"> </text:span>пользователя<text:bookmark-end text:name="__RefHeading__19_538328668"/></text:h>
      <text:p text:style-name="P31">[Detail<text:span text:style-name="T6"> </text:span>the<text:span text:style-name="T6"> </text:span>working<text:span text:style-name="T6"> </text:span>environment<text:span text:style-name="T6"> </text:span>of<text:span text:style-name="T6"> </text:span>the<text:span text:style-name="T6"> </text:span>target<text:span text:style-name="T6"> </text:span>user.<text:span text:style-name="T6"> </text:span>Here<text:span text:style-name="T6"> </text:span>are<text:span text:style-name="T6"> </text:span>some<text:span text:style-name="T6"> </text:span>suggestions:</text:p>
      <text:p text:style-name="P31">Number<text:span text:style-name="T6"> </text:span>of<text:span text:style-name="T6"> </text:span>people<text:span text:style-name="T6"> </text:span>involved<text:span text:style-name="T6"> </text:span>in<text:span text:style-name="T6"> </text:span>completing<text:span text:style-name="T6"> </text:span>the<text:span text:style-name="T6"> </text:span>task?<text:span text:style-name="T6"> </text:span>Is<text:span text:style-name="T6"> </text:span>this<text:span text:style-name="T6"> </text:span>changing?</text:p>
      <text:p text:style-name="P31">How<text:span text:style-name="T6"> </text:span>long<text:span text:style-name="T6"> </text:span>is<text:span text:style-name="T6"> </text:span>a<text:span text:style-name="T6"> </text:span>task<text:span text:style-name="T6"> </text:span>cycle?<text:span text:style-name="T6"> </text:span>Amount<text:span text:style-name="T6"> </text:span>of<text:span text:style-name="T6"> </text:span>time<text:span text:style-name="T6"> </text:span>spent<text:span text:style-name="T6"> </text:span>in<text:span text:style-name="T6"> </text:span>each<text:span text:style-name="T6"> </text:span>activity?<text:span text:style-name="T6"> </text:span>Is<text:span text:style-name="T6"> </text:span>this<text:span text:style-name="T6"> </text:span>changing?</text:p>
      <text:p text:style-name="P31">Any<text:span text:style-name="T6"> </text:span>unique<text:span text:style-name="T6"> </text:span>environmental<text:span text:style-name="T6"> </text:span>constraints:<text:span text:style-name="T6"> </text:span>mobile,<text:span text:style-name="T6"> </text:span>outdoors,<text:span text:style-name="T6"> </text:span>in-flight,<text:span text:style-name="T6"> </text:span>and<text:span text:style-name="T6"> </text:span>so<text:span text:style-name="T6"> </text:span>on?</text:p>
      <text:p text:style-name="P31">Which<text:span text:style-name="T6"> </text:span>systems<text:span text:style-name="T6"> </text:span>platforms<text:span text:style-name="T6"> </text:span>are<text:span text:style-name="T6"> </text:span>in<text:span text:style-name="T6"> </text:span>use<text:span text:style-name="T6"> </text:span>today?<text:span text:style-name="T6"> </text:span>Future<text:span text:style-name="T6"> </text:span>platforms?</text:p>
      <text:p text:style-name="P31">What<text:span text:style-name="T6"> </text:span>other<text:span text:style-name="T6"> </text:span>applications<text:span text:style-name="T6"> </text:span>are<text:span text:style-name="T6"> </text:span>in<text:span text:style-name="T6"> </text:span>use?<text:span text:style-name="T6"> </text:span>Does<text:span text:style-name="T6"> </text:span>your<text:span text:style-name="T6"> </text:span>application<text:span text:style-name="T6"> </text:span>need<text:span text:style-name="T6"> </text:span>to<text:span text:style-name="T6"> </text:span>integrate<text:span text:style-name="T6"> </text:span>with<text:span text:style-name="T6"> </text:span>them?</text:p>
      <text:p text:style-name="P31">This<text:span text:style-name="T6"> </text:span>is<text:span text:style-name="T6"> </text:span>where<text:span text:style-name="T6"> </text:span>extracts<text:span text:style-name="T6"> </text:span>from<text:span text:style-name="T6"> </text:span>the<text:span text:style-name="T6"> </text:span>Business<text:span text:style-name="T6"> </text:span>Model<text:span text:style-name="T6"> </text:span>could<text:span text:style-name="T6"> </text:span>be<text:span text:style-name="T6"> </text:span>included<text:span text:style-name="T6"> </text:span>to<text:span text:style-name="T6"> </text:span>outline<text:span text:style-name="T6"> </text:span>the<text:span text:style-name="T6"> </text:span>task<text:span text:style-name="T6"> </text:span>and<text:span text:style-name="T6"> </text:span>roles<text:span text:style-name="T6"> </text:span>involved<text:span text:style-name="T6"> </text:span>etc<text:span text:style-name="T6">…</text:span>.]</text:p>
      <text:p text:style-name="P17"/>
      <text:p text:style-name="P17">Для работы с приложением пользователи используют устройства с оперционной системой Android 2.1+ с доступом к интернету или без него. </text:p>
      <text:p text:style-name="P17">Если доступ к интернету отсутствует, приложение работает в ограниченом режиме. Список мероприятий и участников доступен в offline режиме и поставляется вместе с установочным пакетом приложения.</text:p>
      <text:h text:style-name="P46" text:outline-level="2"><text:bookmark text:name="__RefHeading__21_538328668"/>Ключевые<text:span text:style-name="T5"> </text:span>потребности<text:span text:style-name="T5"> </text:span>заинтересованных<text:span text:style-name="T5"> </text:span>сторон/пользователей<text:bookmark-end text:name="__RefHeading__21_538328668"/></text:h>
      <text:p text:style-name="P31">[List<text:span text:style-name="T6"> </text:span>the<text:span text:style-name="T6"> </text:span>key<text:span text:style-name="T6"> </text:span>problems<text:span text:style-name="T6"> </text:span>with<text:span text:style-name="T6"> </text:span>existing<text:span text:style-name="T6"> </text:span>solutions<text:span text:style-name="T6"> </text:span>as<text:span text:style-name="T6"> </text:span>perceived<text:span text:style-name="T6"> </text:span>by<text:span text:style-name="T6"> </text:span>the<text:span text:style-name="T6"> </text:span>stakeholder.<text:span text:style-name="T6"> </text:span>Clarify<text:span text:style-name="T6"> </text:span>the<text:span text:style-name="T6"> </text:span>following<text:span text:style-name="T6"> </text:span>issues<text:span text:style-name="T6"> </text:span>for<text:span text:style-name="T6"> </text:span>each<text:span text:style-name="T6"> </text:span>problem:</text:p>
      <text:p text:style-name="P31"><text:span text:style-name="T6">•</text:span><text:tab/>What<text:span text:style-name="T6"> </text:span>are<text:span text:style-name="T6"> </text:span>the<text:span text:style-name="T6"> </text:span>reasons<text:span text:style-name="T6"> </text:span>for<text:span text:style-name="T6"> </text:span>this<text:span text:style-name="T6"> </text:span>problem?<text:span text:style-name="T6"> </text:span></text:p>
      <text:p text:style-name="P31"><text:span text:style-name="T6">•</text:span><text:tab/>How<text:span text:style-name="T6"> </text:span>is<text:span text:style-name="T6"> </text:span>it<text:span text:style-name="T6"> </text:span>solved<text:span text:style-name="T6"> </text:span>now?</text:p>
      <text:p text:style-name="P31"><text:span text:style-name="T6">•</text:span><text:tab/>What<text:span text:style-name="T6"> </text:span>solutions<text:span text:style-name="T6"> </text:span>does<text:span text:style-name="T6"> </text:span>the<text:span text:style-name="T6"> </text:span>stakeholder<text:span text:style-name="T6"> </text:span>want?]</text:p>
      <text:p text:style-name="P31">[It<text:span text:style-name="T6"> </text:span>is<text:span text:style-name="T6"> </text:span>important<text:span text:style-name="T6"> </text:span>to<text:span text:style-name="T6"> </text:span>understand<text:span text:style-name="T6"> </text:span>the<text:span text:style-name="T6"> </text:span>relative<text:span text:style-name="T6"> </text:span>importance<text:span text:style-name="T6"> </text:span>the<text:span text:style-name="T6"> </text:span>stakeholder<text:span text:style-name="T6"> </text:span>places<text:span text:style-name="T6"> </text:span>on<text:span text:style-name="T6"> </text:span>solving<text:span text:style-name="T6"> </text:span>each<text:span text:style-name="T6"> </text:span>problem.<text:span text:style-name="T6"> </text:span>Ranking<text:span text:style-name="T6"> </text:span>and<text:span text:style-name="T6"> </text:span>cumulative<text:span text:style-name="T6"> </text:span>voting<text:span text:style-name="T6"> </text:span>techniques<text:span text:style-name="T6"> </text:span>indicate<text:span text:style-name="T6"> </text:span>problems<text:span text:style-name="T6"> </text:span>that<text:span text:style-name="T6"> </text:span>must<text:span text:style-name="T6"> </text:span>be<text:span text:style-name="T6"> </text:span>solved<text:span text:style-name="T6"> </text:span>versus<text:span text:style-name="T6"> </text:span>issues<text:span text:style-name="T6"> </text:span>they<text:span text:style-name="T6"> </text:span>would<text:span text:style-name="T6"> </text:span>like<text:span text:style-name="T6"> </text:span>addressed.</text:p>
      <text:p text:style-name="P31">Fill<text:span text:style-name="T6"> </text:span>in<text:span text:style-name="T6"> </text:span>the<text:span text:style-name="T6"> </text:span>following<text:span text:style-name="T6"> </text:span>table<text:span text:style-name="T6">—</text:span>if<text:span text:style-name="T6"> </text:span>using<text:span text:style-name="T6"> </text:span>Rational<text:span text:style-name="T6"> </text:span>RequisitePro<text:span text:style-name="T6"> </text:span>to<text:span text:style-name="T6"> </text:span>capture<text:span text:style-name="T6"> </text:span>the<text:span text:style-name="T6"> </text:span>Needs,<text:span text:style-name="T6"> </text:span>this<text:span text:style-name="T6"> </text:span>could<text:span text:style-name="T6"> </text:span>be<text:span text:style-name="T6"> </text:span>an<text:span text:style-name="T6"> </text:span>extract/report<text:span text:style-name="T6"> </text:span>from<text:span text:style-name="T6"> </text:span>that<text:span text:style-name="T6"> </text:span>tool.]</text:p>
      <text:p text:style-name="P31"/>
      <text:p text:style-name="P1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ext:soft-page-break/>
        <table:table-row table:style-name="Таблица9.1">
          <table:table-cell table:style-name="Таблица9.A1" office:value-type="string">
            <text:p text:style-name="P16">Потребность</text:p>
          </table:table-cell>
          <table:table-cell table:style-name="Таблица9.A1" office:value-type="string">
            <text:p text:style-name="P16">Приоритет</text:p>
          </table:table-cell>
          <table:table-cell table:style-name="Таблица9.A1" office:value-type="string">
            <text:p text:style-name="P16">Проблемы<text:span text:style-name="T5"> </text:span>(требующие<text:span text:style-name="T5"> </text:span>решения)</text:p>
          </table:table-cell>
          <table:table-cell table:style-name="Таблица9.A1" office:value-type="string">
            <text:p text:style-name="P16">Текущее<text:span text:style-name="T5"> </text:span>решение</text:p>
          </table:table-cell>
          <table:table-cell table:style-name="Таблица9.E1" office:value-type="string">
            <text:p text:style-name="P16">Предлагаемое<text:span text:style-name="T5"> </text:span>решение</text:p>
          </table:table-cell>
        </table:table-row>
        <table:table-row table:style-name="Таблица9.1">
          <table:table-cell table:style-name="Таблица9.A2" office:value-type="string">
            <text:p text:style-name="P25">Доступ к списку мероприятий</text:p>
          </table:table-cell>
          <table:table-cell table:style-name="Таблица9.B2" office:value-type="string">
            <text:p text:style-name="P21">1</text:p>
          </table:table-cell>
          <table:table-cell table:style-name="Таблица9.C2" office:value-type="string">
            <text:p text:style-name="P25">Доступ к списку в отсутствие компьютера и/или итернета на телефоне невозможен.</text:p>
          </table:table-cell>
          <table:table-cell table:style-name="Таблица9.D2" office:value-type="string">
            <text:p text:style-name="P25">Пользователь просматривает список мероприятий на сайте конференции</text:p>
          </table:table-cell>
          <table:table-cell table:style-name="Таблица9.E2" office:value-type="string">
            <text:p text:style-name="P21">Предоставить доступ к списку мероприятий через мобильное приложение без необходимости подключения к интернету, сделать возможность </text:p>
          </table:table-cell>
        </table:table-row>
        <table:table-row table:style-name="Таблица9.1">
          <table:table-cell table:style-name="Таблица9.A3" office:value-type="string">
            <text:p text:style-name="P21">Просмотр списка участников</text:p>
          </table:table-cell>
          <table:table-cell table:style-name="Таблица9.B3" office:value-type="string">
            <text:p text:style-name="P21">2</text:p>
          </table:table-cell>
          <table:table-cell table:style-name="Таблица9.C3" office:value-type="string">
            <text:p text:style-name="P25">Для доступа к списку участников нужен интернет, нет возможности оставлять заметки для других участников</text:p>
          </table:table-cell>
          <table:table-cell table:style-name="Таблица9.D3" office:value-type="string">
            <text:p text:style-name="P25">Доступ к списку участников через сайт конференции</text:p>
            <text:p text:style-name="P17"/>
          </table:table-cell>
          <table:table-cell table:style-name="Таблица9.E3" office:value-type="string">
            <text:p text:style-name="P21">Доступ к списку участников через мобильное приложение с возможностью оставлять индивидуальные заметки для каждого участника</text:p>
          </table:table-cell>
        </table:table-row>
        <table:table-row table:style-name="Таблица9.1">
          <table:table-cell table:style-name="Таблица9.A4" office:value-type="string">
            <text:p text:style-name="P21">Напоминания о мероприятиях</text:p>
          </table:table-cell>
          <table:table-cell table:style-name="Таблица9.B4" office:value-type="string">
            <text:p text:style-name="P21">3</text:p>
          </table:table-cell>
          <table:table-cell table:style-name="Таблица9.C4" office:value-type="string">
            <text:p text:style-name="P21">Нет напоминаний о предстоящих мероприятиях</text:p>
          </table:table-cell>
          <table:table-cell table:style-name="Таблица9.D4" office:value-type="string">
            <text:p text:style-name="P21">Пользователь периодически смотрит список мероприятий на сайте</text:p>
          </table:table-cell>
          <table:table-cell table:style-name="Таблица9.E4" office:value-type="string">
            <text:p text:style-name="P21">Сделать в мобильном приложении возможность ставить напоминания для мероприятий, на которые участник хотел бы пойти</text:p>
          </table:table-cell>
        </table:table-row>
        <table:table-row table:style-name="Таблица9.1">
          <table:table-cell table:style-name="Таблица9.A5" office:value-type="string">
            <text:p text:style-name="P21">Доступ к гостевой книге</text:p>
          </table:table-cell>
          <table:table-cell table:style-name="Таблица9.B5" office:value-type="string">
            <text:p text:style-name="P21">4</text:p>
          </table:table-cell>
          <table:table-cell table:style-name="Таблица9.C5" office:value-type="string">
            <text:p text:style-name="P21">Осуществляется только через сайт, нужно периодически проверять наличие новых сообщений</text:p>
          </table:table-cell>
          <table:table-cell table:style-name="Таблица9.D5" office:value-type="string">
            <text:p text:style-name="P21">Доступ к гостевой <text:s/>осуществляется через сайт конференции</text:p>
          </table:table-cell>
          <table:table-cell table:style-name="Таблица9.E5" office:value-type="string">
            <text:p text:style-name="P21">Мобильное приложение осуществляет доступ к гостеовй книге. </text:p>
            <text:p text:style-name="P21">Запоминается последнее прочитаное сообщение в гостевой наподобие твиттер клиентов.</text:p>
            <text:p text:style-name="P21">Оповещения о новых сообщениях в гостевой.</text:p>
          </table:table-cell>
        </table:table-row>
      </table:table>
      <text:h text:style-name="P46" text:outline-level="2"><text:bookmark text:name="__RefHeading__23_538328668"/>Альтернативы<text:span text:style-name="T5"> </text:span>и<text:span text:style-name="T5"> </text:span>конкурентные<text:span text:style-name="T5"> </text:span>решения<text:bookmark-end text:name="__RefHeading__23_538328668"/></text:h>
      <text:p text:style-name="P17"><text:span text:style-name="T7">В</text:span><text:span text:style-name="T6"> </text:span><text:span text:style-name="T7">разделе</text:span><text:span text:style-name="T6"> </text:span><text:span text:style-name="T7">приведены</text:span><text:span text:style-name="T6"> </text:span><text:span text:style-name="T7">альтернативные</text:span><text:span text:style-name="T6"> приложения для проведения конференций, поддерживающие платформу android</text:span>.</text:p>
      <text:h text:style-name="P45" text:outline-level="3">Grupio</text:h>
      <text:p text:style-name="Text_20_body"><text:a xlink:type="simple" xlink:href="http://www.grupio.com/"><text:span text:style-name="T1">http://www.grupio.com</text:span></text:a></text:p>
      <text:h text:style-name="P45" text:outline-level="3">Amiando conference2go</text:h>
      <text:p text:style-name="Text_20_body"><text:span text:style-name="T3"><text:s/></text:span><text:a xlink:type="simple" xlink:href="http://wordofpie.com/2008/05/19/emc-world-2008-documentum-65-architecture-overview/"><text:span text:style-name="Internet_20_link"><text:span text:style-name="T2">http://info.amiando.com/conference2go-en</text:span></text:span></text:a></text:p>
      <text:p text:style-name="P29"><text:soft-page-break/></text:p>
      <text:h text:style-name="P45" text:outline-level="3">Conference compass</text:h>
      <text:p text:style-name="Text_20_body"><text:a xlink:type="simple" xlink:href="http://conference-compass.com/"><text:span text:style-name="Internet_20_link"><text:span text:style-name="T4">http://conference-compass.com/</text:span></text:span></text:a></text:p>
      <text:h text:style-name="P44" text:outline-level="1"><text:bookmark text:name="__RefHeading__25_538328668"/>Обзор<text:span text:style-name="T5"> </text:span>продукта<text:bookmark-end text:name="__RefHeading__25_538328668"/></text:h>
      <text:p text:style-name="P23">Приложение для конференции WUFF создаётся как продолжение сайта конференции и предназначено для помощи ее участникам в прибытии на места проведения мероприятий, а так же коммуникации между собой и с организаторами конференции.</text:p>
      <text:p text:style-name="P23">Приложение должно предоставлять доступ к расписанию мероприятий, списку участников и гостевой книге сайта конференции.</text:p>
      <text:p text:style-name="P18">Список мероприятий постаяляется, как часть инсталяционного пакета приложения для использования его без доступа у интернету. В то же время должна быть возможность обновления списка мероприятий из интернета, например из записей google calendar. Мероприятия могут содержать ссылку на карту с пометкой места проведения мероприятия (интеграция с google maps). Должна быть возможность включать напоминания для мероприятий.</text:p>
      <text:p text:style-name="P18">Список участников дублирует информацию с сайта. Так же есть дополнительная возможность создавать текстовые заметки, ассоциированые с участниками.</text:p>
      <text:p text:style-name="P18">Интерфейс к гостевой книге сайта работает по аналогии с мобильным twitter клиентом, запоминая на каком сообщении остановился пользователь, а так же нотификации о новых сообщениях в гостевой.</text:p>
      <text:h text:style-name="P46" text:outline-level="2"><text:bookmark text:name="__RefHeading__27_538328668"/>Перспектива<text:span text:style-name="T5"> приложения</text:span><text:bookmark-end text:name="__RefHeading__27_538328668"/></text:h>
      <text:p text:style-name="P17"><text:span text:style-name="T7">Перспективное</text:span><text:span text:style-name="T6"> </text:span>развитие<text:span text:style-name="T6"> </text:span>функциональных<text:span text:style-name="T6"> </text:span>возможностей<text:span text:style-name="T6"> приложения</text:span><text:span text:style-name="T7">:</text:span></text:p>
      <text:list xml:id="list355728553" text:style-name="WW8Num25">
        <text:list-item>
          <text:p text:style-name="P38">Поддержка тем оформления для легокй переделки для конференций последующих годов</text:p>
        </text:list-item>
        <text:list-item>
          <text:p text:style-name="P38">Поддержка нескольких языков интерфейса</text:p>
        </text:list-item>
      </text:list>
      <text:h text:style-name="P46" text:outline-level="2"><text:bookmark text:name="__RefHeading__29_538328668"/>Предположения<text:span text:style-name="T5"> </text:span>и<text:span text:style-name="T5"> </text:span>зависимости<text:span text:style-name="T5"> </text:span><text:bookmark-end text:name="__RefHeading__29_538328668"/></text:h>
      <text:p text:style-name="P22">Приложение берет информацию с сайта конференции и из таких внешних источников, как google calendar и google maps. Внесение информации в эти источники и предоставление к ним интерфейса не входит в рамки выполнения даного проекта.</text:p>
      <text:h text:style-name="P44" text:outline-level="1"><text:bookmark text:name="__RefHeading__31_538328668"/>Функциональные<text:span text:style-name="T5"> </text:span>возможности<text:span text:style-name="T5"> </text:span>продукта<text:bookmark-end text:name="__RefHeading__31_538328668"/></text:h>
      <text:p text:style-name="P17"><text:span text:style-name="T7">Основные</text:span><text:span text:style-name="T6"> </text:span>возможности<text:span text:style-name="T6"> приложения </text:span>могут<text:span text:style-name="T6"> </text:span>быть<text:span text:style-name="T6"> </text:span>сгруппированы<text:span text:style-name="T6"> </text:span>следующим<text:span text:style-name="T6"> </text:span>образом:</text:p>
      <text:list xml:id="list1785758723" text:continue-numbering="true" text:style-name="WW8Num25">
        <text:list-item>
          <text:p text:style-name="P39">работа с мероприятиями конференции;</text:p>
        </text:list-item>
        <text:list-item>
          <text:p text:style-name="P38">работа со списком участников;</text:p>
        </text:list-item>
        <text:list-item>
          <text:p text:style-name="P39">работа с гостевой книгой;</text:p>
        </text:list-item>
      </text:list>
      <text:p text:style-name="P17"><text:span text:style-name="T7">Функции</text:span><text:span text:style-name="T6"> работы с мероприятиями конференции</text:span>:</text:p>
      <text:list xml:id="list570147091" text:style-name="WW8Num18">
        <text:list-item>
          <text:p text:style-name="P41">просмотр мероприятий конференции: текущих, прошедших, будующих;</text:p>
        </text:list-item>
        <text:list-item>
          <text:p text:style-name="P41">Добавление напоминаний к мероприятиям;</text:p>
        </text:list-item>
        <text:list-item>
          <text:p text:style-name="P41"><text:span text:style-name="T8">просмотр описания одного мероприятия а так же карты с помеченным местом проведения мероприятия, если нужно</text:span>.</text:p>
        </text:list-item>
        <text:list-item>
          <text:p text:style-name="P41">Нотификация об изменении в списке мероприятий</text:p>
        </text:list-item>
      </text:list>
      <text:p text:style-name="P17"><text:span text:style-name="T7">Функции</text:span><text:span text:style-name="T6"> работы со списком участников</text:span>:</text:p>
      <text:list xml:id="list844384463" text:continue-numbering="true" text:style-name="WW8Num18">
        <text:list-item>
          <text:p text:style-name="P41">просмотр списка участников и информации о них: живет в гостинице, участник пикника, участник дискотеки, учатсник фурсьют парада;</text:p>
        </text:list-item>
        <text:list-item>
          <text:p text:style-name="P41">Добавление и просмотр заметки для выбраного участника;</text:p>
        </text:list-item>
      </text:list>
      <text:p text:style-name="P17"><text:soft-page-break/><text:span text:style-name="T7">Функции</text:span><text:span text:style-name="T6"> работы <text:s/>с гостевой книгой</text:span>:</text:p>
      <text:list xml:id="list1190580275" text:continue-numbering="true" text:style-name="WW8Num18">
        <text:list-item>
          <text:p text:style-name="P41">просмотр записей гостевой книги.</text:p>
        </text:list-item>
        <text:list-item>
          <text:p text:style-name="P41">Добавление записи в гостевую книгу от своего имени (требуется ввести логин и пароль).</text:p>
        </text:list-item>
        <text:list-item>
          <text:p text:style-name="P40">Нотификация о появлении новых записей в гсотевой книге</text:p>
        </text:list-item>
      </text:list>
      <text:h text:style-name="P44" text:outline-level="1"><text:bookmark text:name="__RefHeading__33_538328668"/>Ограничения<text:bookmark-end text:name="__RefHeading__33_538328668"/></text:h>
      <text:p text:style-name="P22">Приложение работает толкьо на платформе андроид версии 2.1+.</text:p>
      <text:p text:style-name="P22">Для таких функций, как гостевая книга и обновление расписания на устройстве должен быть доступ к интернету, а именно к сайту конференции и сервисам google.</text:p>
      <text:h text:style-name="P44" text:outline-level="1"><text:bookmark text:name="__RefHeading__35_538328668"/>Приоритеты<text:bookmark-end text:name="__RefHeading__35_538328668"/></text:h>
      <text:p text:style-name="P17"/>
      <text:list xml:id="list1755819570" text:style-name="L1">
        <text:list-item>
          <text:p text:style-name="P42"><text:s/>Реализация списка мероприятий и его синхронизации из интернета.</text:p>
        </text:list-item>
      </text:list>
      <text:list xml:id="list1932709497" text:style-name="L2">
        <text:list-item>
          <text:p text:style-name="P43">Список участников с заметками.</text:p>
        </text:list-item>
        <text:list-item>
          <text:p text:style-name="P43">Напоминания в списке мероприятий</text:p>
        </text:list-item>
        <text:list-item>
          <text:p text:style-name="P43">доступ к гостевой книге</text:p>
        </text:list-item>
      </text:list>
      <text:h text:style-name="P44" text:outline-level="1"><text:bookmark text:name="__RefHeading__37_538328668"/>Другие<text:span text:style-name="T5"> </text:span>требования<text:span text:style-name="T5"> </text:span>к<text:span text:style-name="T5"> </text:span>продукту<text:bookmark-end text:name="__RefHeading__37_538328668"/></text:h>
      <text:h text:style-name="P46" text:outline-level="2"><text:bookmark text:name="__RefHeading__41_538328668"/>Сроки выполнения<text:bookmark-end text:name="__RefHeading__41_538328668"/></text:h>
      <text:p text:style-name="P17">Приложение должно быть готов к использованию конечными пользователями 20 апреля 2012 года (за неделю до начала конференции).</text:p>
      <text:h text:style-name="P46" text:outline-level="2"><text:bookmark text:name="__RefHeading__43_538328668"/>Требования<text:span text:style-name="T5"> </text:span>к<text:span text:style-name="T5"> </text:span>производительности<text:bookmark-end text:name="__RefHeading__43_538328668"/></text:h>
      <text:p text:style-name="P22">Приложение должно поддерживать до 100 мероприятий.</text:p>
      <text:p text:style-name="P22">Максимальное количество участников в списке не менее 5000.</text:p>
      <text:p text:style-name="P22">Хранить не менее 500 сообщений из гостевой.</text:p>
      <text:h text:style-name="P46" text:outline-level="2"><text:bookmark text:name="__RefHeading__45_538328668"/>Требования<text:span text:style-name="T5"> </text:span>к<text:span text:style-name="T5"> </text:span>рабочей<text:span text:style-name="T5"> </text:span>среде<text:bookmark-end text:name="__RefHeading__45_538328668"/></text:h>
      <text:p text:style-name="P24">Android совместимое устройство с версией прошивки 2.1+.</text:p>
      <text:p text:style-name="P17">Желательно наличие на устройстве доступа к интернету.</text:p>
      <text:h text:style-name="P4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00%" fo:text-align="center" style:justify-single-word="false"/>
      <style:text-properties style:font-name="Helvetica" fo:font-size="18pt" fo:font-weight="bold" style:font-size-asian="18pt" style:font-weight-asian="bold" style:font-name-complex="Helvetica"/>
    </style:style>
    <style:style style:name="Text_20_body" style:display-name="Text body" style:family="paragraph" style:parent-style-name="Standard" style:class="text">
      <style:paragraph-properties fo:margin-top="0cm" fo:margin-bottom="0.212cm" fo:keep-together="always"/>
      <style:text-properties style:font-name="Calibri" style:font-name-complex="Calibri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Text_20_body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lock_20_Text" style:display-name="Block Text" style:family="paragraph" style:parent-style-name="Standard">
      <style:paragraph-properties fo:margin-left="1cm" fo:margin-right="2.54cm" fo:margin-top="0cm" fo:margin-bottom="0.212cm" fo:text-indent="0cm" style:auto-text-indent="false"/>
    </style:style>
    <style:style style:name="Caption_20__28_user_29_" style:display-name="Caption (user)" style:family="paragraph" style:parent-style-name="Standard" style:next-style-name="Text_20_body">
      <style:paragraph-properties fo:margin-top="0.212cm" fo:margin-bottom="0.212cm"/>
      <style:text-properties style:font-name="Calibri" fo:font-weight="bold" style:font-weight-asian="bold" style:font-name-complex="Calibri" style:font-weight-complex="bold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de_20_Text" style:display-name="Code Text" style:family="paragraph" style:parent-style-name="Standard">
      <style:paragraph-properties fo:margin-left="1cm" fo:margin-right="0.762cm" style:line-height-at-least="0.318cm" fo:text-indent="0cm" style:auto-text-indent="false"/>
      <style:text-properties style:font-name="Courier New" fo:font-size="8pt" style:font-size-asian="8pt" style:language-asian="zxx" style:country-asian="none" style:font-name-complex="Courier New"/>
    </style:style>
    <style:style style:name="Company_20_Name" style:display-name="Company Name" style:family="paragraph" style:parent-style-name="Standard">
      <style:paragraph-properties style:line-height-at-least="0.388cm" fo:text-align="end" style:justify-single-word="false" fo:keep-together="always" fo:keep-with-next="always">
        <style:tab-stops>
          <style:tab-stop style:position="8.251cm" style:type="center"/>
        </style:tab-stops>
      </style:paragraph-properties>
      <style:text-properties style:font-name="Arial Black" fo:font-size="16pt" fo:letter-spacing="-0.044cm" style:letter-kerning="true" style:font-size-asian="16pt" style:font-name-complex="Arial Black"/>
    </style:style>
    <style:style style:name="Date" style:family="paragraph" style:parent-style-name="Standard" style:nex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Header" style:family="paragraph" style:parent-style-name="Text_20_body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style:font-name-complex="Courier New"/>
    </style:style>
    <style:style style:name="Index_20_1" style:display-name="Index 1" style:family="paragraph" style:parent-style-name="Standard" style:class="index">
      <style:paragraph-properties fo:margin-left="0.356cm" fo:margin-right="0cm" fo:text-indent="-0.356cm" style:auto-text-indent="false"/>
    </style:style>
    <style:style style:name="Index_20_2" style:display-name="Index 2" style:family="paragraph" style:parent-style-name="Standard" style:class="index">
      <style:paragraph-properties fo:margin-left="0.713cm" fo:margin-right="0cm" fo:text-indent="-0.356cm" style:auto-text-indent="false"/>
    </style:style>
    <style:style style:name="Index_20_3" style:display-name="Index 3" style:family="paragraph" style:parent-style-name="Standard" style:class="index">
      <style:paragraph-properties fo:margin-left="1.067cm" fo:margin-right="0cm" fo:text-indent="-0.356cm" style:auto-text-indent="false"/>
    </style:style>
    <style:style style:name="Index_20_4" style:display-name="Index 4" style:family="paragraph" style:parent-style-name="Standard">
      <style:paragraph-properties fo:margin-left="1.423cm" fo:margin-right="0cm" fo:text-indent="-0.356cm" style:auto-text-indent="false"/>
    </style:style>
    <style:style style:name="Index_20_5" style:display-name="Index 5" style:family="paragraph" style:parent-style-name="Standard">
      <style:paragraph-properties fo:margin-left="1.778cm" fo:margin-right="0cm" fo:text-indent="-0.356cm" style:auto-text-indent="false"/>
    </style:style>
    <style:style style:name="Index_20_6" style:display-name="Index 6" style:family="paragraph" style:parent-style-name="Standard">
      <style:paragraph-properties fo:margin-left="2.134cm" fo:margin-right="0cm" fo:text-indent="-0.356cm" style:auto-text-indent="false"/>
    </style:style>
    <style:style style:name="Index_20_7" style:display-name="Index 7" style:family="paragraph" style:parent-style-name="Standard">
      <style:paragraph-properties fo:margin-left="2.491cm" fo:margin-right="0cm" fo:text-indent="-0.356cm" style:auto-text-indent="false"/>
    </style:style>
    <style:style style:name="Index_20_8" style:display-name="Index 8" style:family="paragraph" style:parent-style-name="Standard" style:next-style-name="Index_20_6">
      <style:paragraph-properties fo:margin-left="2.845cm" fo:margin-right="0cm" fo:text-indent="-0.356cm" style:auto-text-indent="false"/>
    </style:style>
    <style:style style:name="Index_20_9" style:display-name="Index 9" style:family="paragraph" style:parent-style-name="Standard">
      <style:paragraph-properties fo:margin-left="3.201cm" fo:margin-right="0cm" fo:text-indent="-0.356cm" style:auto-text-indent="false"/>
    </style:style>
    <style:style style:name="InfoBlue" style:family="paragraph" style:parent-style-name="Standard" style:next-style-name="Text_20_body">
      <style:paragraph-properties fo:margin-left="0.279cm" fo:margin-right="0cm" fo:margin-top="0.212cm" fo:margin-bottom="0cm" fo:text-indent="0cm" style:auto-text-indent="false">
        <style:tab-stops>
          <style:tab-stop style:position="0.286cm"/>
          <style:tab-stop style:position="2.223cm"/>
        </style:tab-stops>
      </style:paragraph-properties>
      <style:text-properties fo:color="#0000ff" style:font-name="Calibri" fo:font-style="italic" style:font-style-asian="italic" style:font-name-complex="Calibri"/>
    </style:style>
    <style:style style:name="List_20_2_20__28_user_29_" style:display-name="List 2 (user)" style:family="paragraph" style:parent-style-name="Standard">
      <style:paragraph-properties fo:margin-left="1.501cm" fo:margin-right="0cm" fo:text-indent="0cm" style:auto-text-indent="false"/>
    </style:style>
    <style:style style:name="List_20_3_20__28_user_29_" style:display-name="List 3 (user)" style:family="paragraph" style:parent-style-name="Standard">
      <style:paragraph-properties fo:margin-left="2cm" fo:margin-right="0cm" fo:text-indent="0cm" style:auto-text-indent="false"/>
    </style:style>
    <style:style style:name="List_20_4_20__28_user_29_" style:display-name="List 4 (user)" style:family="paragraph" style:parent-style-name="Standard">
      <style:paragraph-properties fo:margin-left="2.501cm" fo:margin-right="0cm" fo:text-indent="0cm" style:auto-text-indent="false"/>
    </style:style>
    <style:style style:name="List_20_Bullet" style:display-name="List Bullet" style:family="paragraph" style:parent-style-name="Text_20_body" style:list-style-name="WW8Num19"/>
    <style:style style:name="List_20_Bullet_20_3" style:display-name="List Bullet 3" style:family="paragraph" style:parent-style-name="Standard" style:list-style-name="WW8Num13">
      <style:paragraph-properties fo:margin-left="3.131cm" fo:margin-right="0cm" fo:margin-top="0.106cm" fo:margin-bottom="0.212cm" fo:text-indent="-0.63cm" style:auto-text-indent="false">
        <style:tab-stops>
          <style:tab-stop style:position="0.635cm"/>
          <style:tab-stop style:position="2.501cm"/>
        </style:tab-stops>
      </style:paragraph-properties>
    </style:style>
    <style:style style:name="List_20_Bullet_20_4" style:display-name="List Bullet 4" style:family="paragraph" style:parent-style-name="List_20_4_20__28_user_29_" style:list-style-name="WW8Num2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Table_20_Text" style:display-name="Table Text" style:family="paragraph" style:parent-style-name="Standard">
      <style:paragraph-properties fo:line-height="100%" fo:orphans="2" fo:widows="2"/>
      <style:text-properties style:font-name="Calibri" style:font-name-complex="Calibri" style:font-size-complex="12pt" style:language-complex="he" style:country-complex="IL"/>
    </style:style>
    <style:style style:name="List_20_Continue_20_2" style:display-name="List Continue 2" style:family="paragraph" style:parent-style-name="Standard">
      <style:paragraph-properties fo:margin-left="2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>
      <style:paragraph-properties fo:margin-left="2.501cm" fo:margin-right="0cm" fo:margin-top="0cm" fo:margin-bottom="0.212cm" fo:text-indent="0cm" style:auto-text-indent="false"/>
    </style:style>
    <style:style style:name="List_20_Continue_20_4" style:display-name="List Continue 4" style:family="paragraph" style:parent-style-name="Standard">
      <style:paragraph-properties fo:margin-left="3cm" fo:margin-right="0cm" fo:margin-top="0cm" fo:margin-bottom="0.212cm" fo:text-indent="0cm" style:auto-text-indent="false"/>
    </style:style>
    <style:style style:name="List_20_Continue_20_5" style:display-name="List Continue 5" style:family="paragraph" style:parent-style-name="Standard">
      <style:paragraph-properties fo:margin-left="3.501cm" fo:margin-right="0cm" fo:margin-top="0cm" fo:margin-bottom="0.212cm" fo:text-indent="0cm" style:auto-text-indent="false"/>
    </style:style>
    <style:style style:name="List_20_Number" style:display-name="List Number" style:family="paragraph" style:parent-style-name="List_20_Bullet" style:list-style-name="WW8Num10"/>
    <style:style style:name="List_20_Number_20_2" style:display-name="List Number 2" style:family="paragraph" style:parent-style-name="Standard" style:list-style-name="WW8Num6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List_20_Number_20_3" style:display-name="List Number 3" style:family="paragraph" style:parent-style-name="Standard" style:list-style-name="WW8Num3">
      <style:paragraph-properties fo:margin-left="0.635cm" fo:margin-right="0cm" fo:text-indent="0cm" style:auto-text-indent="false">
        <style:tab-stops>
          <style:tab-stop style:position="0.635cm"/>
          <style:tab-stop style:position="2.501cm"/>
        </style:tab-stops>
      </style:paragraph-properties>
    </style:style>
    <style:style style:name="List_20_Number_20_4" style:display-name="List Number 4" style:family="paragraph" style:parent-style-name="Standard" style:list-style-name="WW8Num2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List_20_Number_20_5" style:display-name="List Number 5" style:family="paragraph" style:parent-style-name="Standard" style:list-style-name="WW8Num5"/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74pt solid #000000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1cm" fo:margin-right="0cm" fo:text-indent="0cm" style:auto-text-indent="false"/>
    </style:style>
    <style:style style:name="Note" style:family="paragraph" style:parent-style-name="Standard">
      <style:text-properties fo:font-weight="bold" style:font-weight-asian="bold"/>
    </style:style>
    <style:style style:name="Note_20_Heading" style:display-name="Note Heading" style:family="paragraph" style:parent-style-name="Standard" style:next-style-name="Text_20_body"/>
    <style:style style:name="Plain_20_Text" style:display-name="Plain Text" style:family="paragraph" style:parent-style-name="Standard">
      <style:text-properties style:font-name="Courier" style:font-name-complex="Courier New"/>
    </style:style>
    <style:style style:name="Salutation_20__28_user_29_" style:display-name="Salutation (user)" style:family="paragraph" style:parent-style-name="Standard" style:next-style-name="Text_20_body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 style:font-name-complex="Arial" style:font-size-complex="12pt"/>
    </style:style>
    <style:style style:name="Title_20_Subject" style:display-name="Title Subject" style:family="paragraph" style:parent-style-name="Standard" style:next-style-name="Standard">
      <style:paragraph-properties fo:margin-left="0cm" fo:margin-right="-0.011cm" fo:line-height="1.129cm" fo:text-align="end" style:justify-single-word="false" fo:keep-together="always" fo:text-indent="0cm" style:auto-text-indent="false" fo:padding-left="0cm" fo:padding-right="0cm" fo:padding-top="0cm" fo:padding-bottom="0.035cm" fo:border-left="none" fo:border-right="none" fo:border-top="none" fo:border-bottom="3pt solid #000000" fo:keep-with-next="always">
        <style:tab-stops>
          <style:tab-stop style:position="0cm"/>
        </style:tab-stops>
      </style:paragraph-properties>
      <style:text-properties style:font-name="Arial Black" fo:font-size="22pt" fo:font-weight="bold" style:letter-kerning="true" style:font-size-asian="22pt" style:font-weight-asian="bold" style:font-name-complex="Arial Black"/>
    </style:style>
    <style:style style:name="Subtitle_20_Cover" style:display-name="Subtitle Cover" style:family="paragraph" style:parent-style-name="Title_20_Subject" style:next-style-name="Text_20_body">
      <style:paragraph-properties fo:margin-left="0cm" fo:margin-right="0cm" style:line-height-at-least="0.847cm" fo:text-indent="0cm" style:auto-text-indent="false" fo:padding-left="0cm" fo:padding-right="0cm" fo:padding-top="0.847cm" fo:padding-bottom="0.035cm" fo:border-left="none" fo:border-right="none" fo:border-top="0.74pt solid #000000" fo:border-bottom="3pt solid #000000">
        <style:tab-stops/>
      </style:paragraph-properties>
      <style:text-properties style:font-name="Arial" fo:font-size="24pt" fo:letter-spacing="-0.053cm" fo:font-weight="normal" style:font-size-asian="24pt" style:font-weight-asian="normal" style:font-name-complex="Arial"/>
    </style:style>
    <style:style style:name="Table_20_of_20_Authorities" style:display-name="Table of Authorities" style:family="paragraph" style:parent-style-name="Standard" style:next-style-name="Text_20_body">
      <style:paragraph-properties fo:margin-left="0.353cm" fo:margin-right="0cm" fo:text-indent="-0.353cm" style:auto-text-indent="false"/>
    </style:style>
    <style:style style:name="Table_20_of_20_Figures" style:display-name="Table of Figures" style:family="paragraph" style:parent-style-name="Standard" style:next-style-name="Text_20_body">
      <style:paragraph-properties fo:margin-left="0.706cm" fo:margin-right="0cm" fo:text-indent="-0.706cm" style:auto-text-indent="false"/>
    </style:style>
    <style:style style:name="Table_5f_Text" style:display-name="Table_Text" style:family="paragraph" style:parent-style-name="Standard">
      <style:paragraph-properties fo:margin-top="0.071cm" fo:margin-bottom="0.071cm" style:line-height-at-least="0.353cm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</style:tab-stops>
      </style:paragraph-properties>
      <style:text-properties style:font-name="Arial" fo:font-size="9pt" style:font-size-asian="9pt" style:font-name-complex="Arial"/>
    </style:style>
    <style:style style:name="TOA_20_Heading" style:display-name="TOA Heading" style:family="paragraph" style:parent-style-name="Standard" style:next-style-name="Text_20_body">
      <style:paragraph-properties fo:margin-top="0.212cm" fo:margin-bottom="0cm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0.5pt"/>
    </style:style>
    <style:style style:name="Table_5f_Heading" style:display-name="Table_Heading" style:family="paragraph" style:parent-style-name="Table_5f_Text" style:next-style-name="Table_5f_Text">
      <style:text-properties style:font-weight-complex="bold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-complex="Times New Roman"/>
    </style:style>
    <style:style style:name="WW8Num7z8" style:family="text">
      <style:text-properties fo:font-variant="normal" fo:text-transform="none" fo:color="#000000" style:text-outline="false" style:text-line-through-style="none" style:text-position="0% 100%" style:font-name="Times New Roman" fo:font-size="10pt" fo:letter-spacing="normal" fo:font-style="normal" fo:text-shadow="none" style:text-underline-style="none" fo:font-weight="normal" style:letter-kerning="true" style:font-size-asian="10pt" style:font-style-asian="normal" style:font-weight-asian="normal" style:font-name-complex="Times New Roman" style:font-size-complex="10pt" style:font-style-complex="normal" style:font-weight-complex="normal" style:text-scale="100%" text:display="true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Calibri" fo:font-size="14pt" style:text-underline-style="solid" style:text-underline-width="auto" style:text-underline-color="font-color" style:font-name-asian="Times New Roman" style:font-size-asian="14pt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-complex="Times New Roman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-complex="Times New Roman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-complex="Times New Roman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-complex="Times New Roman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size="12pt" fo:font-weight="bold" style:font-size-asian="12pt" style:font-weight-asian="bold" style:font-name-complex="Arial"/>
    </style:style>
    <style:style style:name="Heading_20_2_20_Char" style:display-name="Heading 2 Char" style:family="text">
      <style:text-properties style:font-name="Arial" fo:font-weight="bold" style:font-weight-asian="bold" style:font-name-complex="Arial"/>
    </style:style>
    <style:style style:name="Heading_20_3_20_Char" style:display-name="Heading 3 Char" style:family="text">
      <style:text-properties style:font-name="Arial" fo:font-style="italic" style:font-style-asian="italic" style:font-name-complex="Arial"/>
    </style:style>
    <style:style style:name="Heading_20_4_20_Char" style:display-name="Heading 4 Char" style:family="text">
      <style:text-properties style:font-name="Arial" style:font-name-complex="Arial"/>
    </style:style>
    <style:style style:name="Heading_20_5_20_Char" style:display-name="Heading 5 Char" style:family="text">
      <style:text-properties fo:font-size="11pt" style:font-size-asian="11pt"/>
    </style:style>
    <style:style style:name="Heading_20_6_20_Char" style:display-name="Heading 6 Char" style:family="text">
      <style:text-properties fo:font-size="11pt" fo:font-style="italic" style:font-size-asian="11pt" style:font-style-asian="italic"/>
    </style:style>
    <style:style style:name="Heading_20_7_20_Char" style:display-name="Heading 7 Char" style:family="text" style:parent-style-name="Default_20_Paragraph_20_Font"/>
    <style:style style:name="Heading_20_8_20_Char" style:display-name="Heading 8 Char" style:family="text">
      <style:text-properties fo:font-style="italic" style:font-style-asian="italic"/>
    </style:style>
    <style:style style:name="Heading_20_9_20_Char" style:display-name="Heading 9 Char" style:family="text">
      <style:text-properties fo:font-size="9pt" fo:font-style="italic" fo:font-weight="bold" style:font-size-asian="9pt" style:font-style-asian="italic" style:font-weight-asian="bold"/>
    </style:style>
    <style:style style:name="Balloon_20_Text_20_Char" style:display-name="Balloon Text Char" style:family="text">
      <style:text-properties fo:font-size="1pt" style:font-size-asian="1pt" style:font-name-complex="Times New Roman"/>
    </style:style>
    <style:style style:name="Body_20_Text_20_Char" style:display-name="Body Text Char" style:family="text">
      <style:text-properties style:font-name="Calibri" style:font-name-complex="Times New Roman"/>
    </style:style>
    <style:style style:name="Closing_20_Char" style:display-name="Closing Char" style:family="text">
      <style:text-properties fo:font-size="10pt" style:font-size-asian="10pt" style:font-name-complex="Times New Roman" style:font-size-complex="10pt"/>
    </style:style>
    <style:style style:name="Date_20_Char" style:display-name="Date Char" style:family="text">
      <style:text-properties fo:font-size="10pt" style:font-size-asian="10pt" style:font-name-complex="Times New Roman" style:font-size-complex="10pt"/>
    </style:style>
    <style:style style:name="Document_20_Map_20_Char" style:display-name="Document Map Char" style:family="text">
      <style:text-properties fo:font-size="1pt" style:font-size-asian="1pt" style:font-name-complex="Times New Roman"/>
    </style:style>
    <style:style style:name="E-mail_20_Signature_20_Char" style:display-name="E-mail Signature Char" style:family="text">
      <style:text-properties fo:font-size="10pt" style:font-size-asian="10pt" style:font-name-complex="Times New Roman" style:font-size-complex="10pt"/>
    </style:style>
    <style:style style:name="Emphasis" style:family="text">
      <style:text-properties fo:font-style="italic" style:font-style-asian="italic" style:font-name-complex="Times New Roman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/>
    </style:style>
    <style:style style:name="Footer_20_Char" style:display-name="Footer Char" style:family="text">
      <style:text-properties fo:font-size="10pt" style:font-size-asian="10pt" style:font-name-complex="Times New Roman" style:font-size-complex="10pt"/>
    </style:style>
    <style:style style:name="Footnote_20_Symbol" style:display-name="Footnote Symbol" style:family="text">
      <style:text-properties style:text-position="super 58%" fo:font-size="10pt" style:font-size-asian="10pt" style:font-name-complex="Times New Roman"/>
    </style:style>
    <style:style style:name="Footnote_20_Text_20_Char" style:display-name="Footnote Text Char" style:family="text">
      <style:text-properties fo:font-size="10pt" style:font-size-asian="10pt" style:font-name-complex="Times New Roman" style:font-size-complex="10pt"/>
    </style:style>
    <style:style style:name="Header_20_Char" style:display-name="Header Char" style:family="text">
      <style:text-properties fo:font-size="10pt" style:font-size-asian="10pt" style:font-name-complex="Times New Roman" style:font-size-complex="10pt"/>
    </style:style>
    <style:style style:name="HTML_20_Acronym" style:display-name="HTML Acronym" style:family="text">
      <style:text-properties style:font-name-complex="Times New Roman"/>
    </style:style>
    <style:style style:name="HTML_20_Address_20_Char" style:display-name="HTML Address Char" style:family="text">
      <style:text-properties fo:font-size="10pt" fo:font-style="italic" style:font-size-asian="10pt" style:font-style-asian="italic" style:font-name-complex="Times New Roman" style:font-size-complex="10pt" style:font-style-complex="italic"/>
    </style:style>
    <style:style style:name="HTML_20_Cite" style:display-name="HTML Cite" style:family="text">
      <style:text-properties fo:font-style="italic" style:font-style-asian="italic" style:font-name-complex="Times New Roman" style:font-style-complex="italic"/>
    </style:style>
    <style:style style:name="HTML_20_Code" style:display-name="HTML Code" style:family="tex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>
      <style:text-properties fo:font-style="italic" style:font-style-asian="italic" style:font-name-complex="Times New Roman" style:font-style-complex="italic"/>
    </style:style>
    <style:style style:name="HTML_20_Keyboard" style:display-name="HTML Keyboard" style:family="text">
      <style:text-properties style:font-name="Courier New" fo:font-size="10pt" style:font-size-asian="10pt" style:font-name-complex="Courier New" style:font-size-complex="10pt"/>
    </style:style>
    <style:style style:name="HTML_20_Preformatted_20_Char" style:display-name="HTML Preformatted Char" style:family="text">
      <style:text-properties style:font-name="Courier New" fo:font-size="10pt" style:font-size-asian="10pt" style:font-name-complex="Courier New" style:font-size-complex="10pt"/>
    </style:style>
    <style:style style:name="HTML_20_Typewriter" style:display-name="HTML Typewriter" style:family="tex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>
      <style:text-properties fo:font-style="italic" style:font-style-asian="italic" style:font-name-complex="Times New Roman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/>
    </style:style>
    <style:style style:name="InfoBlue_20_Char" style:display-name="InfoBlue Char" style:family="text">
      <style:text-properties fo:color="#0000ff" style:font-name="Calibri" fo:font-style="italic" style:font-style-asian="italic" style:font-name-complex="Times New Roman"/>
    </style:style>
    <style:style style:name="Message_20_Header_20_Char" style:display-name="Message Header Char" style:family="text">
      <style:text-properties style:font-name="Cambria" fo:font-size="12pt" fo:background-color="#cccccc" style:font-size-asian="12pt" style:font-name-complex="Times New Roman" style:font-size-complex="12pt"/>
    </style:style>
    <style:style style:name="Note_20_Heading_20_Char" style:display-name="Note Heading Char" style:family="text">
      <style:text-properties fo:font-size="10pt" style:font-size-asian="10pt" style:font-name-complex="Times New Roman" style:font-size-complex="10pt"/>
    </style:style>
    <style:style style:name="Page_20_Number" style:display-name="Page Number" style:family="text">
      <style:text-properties style:font-name-complex="Times New Roman"/>
    </style:style>
    <style:style style:name="Plain_20_Text_20_Char" style:display-name="Plain Text Char" style:family="text">
      <style:text-properties style:font-name="Courier New" fo:font-size="10pt" style:font-size-asian="10pt" style:font-name-complex="Courier New" style:font-size-complex="10pt"/>
    </style:style>
    <style:style style:name="Salutation_20_Char" style:display-name="Salutation Char" style:family="text">
      <style:text-properties fo:font-size="10pt" style:font-size-asian="10pt" style:font-name-complex="Times New Roman" style:font-size-complex="10pt"/>
    </style:style>
    <style:style style:name="Signature_20_Char" style:display-name="Signature Char" style:family="text">
      <style:text-properties fo:font-size="10pt" style:font-size-asian="10pt" style:font-name-complex="Times New Roman" style:font-size-complex="10pt"/>
    </style:style>
    <style:style style:name="Strong_20_Emphasis" style:display-name="Strong Emphasis" style:family="text">
      <style:text-properties fo:font-weight="bold" style:font-weight-asian="bold" style:font-name-complex="Times New Roman"/>
    </style:style>
    <style:style style:name="Subtitle_20_Char" style:display-name="Subtitle Char" style:family="text">
      <style:text-properties style:font-name="Cambria" fo:font-size="12pt" style:font-size-asian="12pt" style:font-name-complex="Times New Roman" style:font-size-complex="12pt"/>
    </style:style>
    <style:style style:name="Title_20_Char" style:display-name="Title Char" style:family="text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1" style:display-name="Comment Text Char1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>
      <style:text-properties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outline-level-style>
      <text:outline-level-style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outline-level-style>
      <text:outline-level-style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556cm"/>
        </style:list-level-properties>
      </text:outline-level-style>
      <text:outline-level-style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7.366cm"/>
        </style:list-level-properties>
      </text:outline-level-style>
      <text:outline-level-style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27cm" fo:margin-left="7.62cm"/>
        </style:list-level-properties>
      </text:outline-level-style>
      <text:outline-level-style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27cm" fo:margin-left="8.89cm"/>
        </style:list-level-properties>
      </text:outline-level-style>
      <text:outline-level-style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outline-level-style>
      <text:outline-level-style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556cm"/>
        </style:list-level-properties>
      </text:list-level-style-number>
      <text:list-level-style-number text:level="5" text:style-name="WW8Num7z0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7.366cm"/>
        </style:list-level-properties>
      </text:list-level-style-number>
      <text:list-level-style-number text:level="6" text:style-name="WW8Num7z0" style:num-suffix="." style:num-format="1" text:display-levels="6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WW8Num7z0" style:num-suffix="." style:num-format="1" text:display-levels="7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text:style-name="WW8Num7z0" style:num-suffix="." style:num-format="1" text:display-levels="8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17z0" style:num-prefix="Sectio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17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17z0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7z0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7z0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2z0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2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2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2z0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2z0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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753cm" fo:margin-bottom="1.118cm" fo:margin-left="2.9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4cm" fo:margin-left="0cm" fo:margin-right="0cm" fo:margin-bottom="0.155cm" style:dynamic-spacing="true"/>
      </style:header-style>
      <style:footer-style>
        <style:header-footer-properties fo:min-height="0.889cm" fo:margin-left="0cm" fo:margin-right="0cm" fo:margin-top="0.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75cm" fo:margin-bottom="1.109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891cm" fo:margin-left="0cm" fo:margin-right="0cm" fo:margin-top="0.79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2"/>
      </style:footer>
    </style:master-page>
    <style:master-page style:name="Первое_20_преобразование_20_1" style:display-name="Первое преобразование 1" style:page-layout-name="Mpm2" style:next-style-name="Преобразование_20_1">
      <style:header>
        <text:p text:style-name="MP1"/>
      </style:header>
      <style:footer>
        <text:p text:style-name="MP2"/>
      </style:footer>
    </style:master-page>
    <style:master-page style:name="Преобразование_20_1" style:display-name="Преобразование 1" style:page-layout-name="Mpm3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7T17:59:00</meta:creation-date>
    <dc:date>2012-02-26T18:08:27</dc:date>
    <meta:editing-cycles>13</meta:editing-cycles>
    <meta:editing-duration>P2172DT8M41S</meta:editing-duration>
    <meta:generator>LibreOffice/3.4$Unix LibreOffice_project/340m1$Build-402</meta:generator>
    <meta:document-statistic meta:table-count="7" meta:image-count="0" meta:object-count="0" meta:page-count="7" meta:paragraph-count="194" meta:word-count="1378" meta:character-count="10383" meta:non-whitespace-character-count="9231"/>
    <meta:user-defined meta:name="Поле 1"/>
    <meta:user-defined meta:name="Поле 2"/>
    <meta:user-defined meta:name="Поле 3"/>
    <meta:user-defined meta:name="Поле 4"/>
  </office:meta>
</office:document-meta>
</file>